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8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H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Exclud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table:style-name="ce34" office:value-type="string" calcext:value-type="string">
            <text:p>Radius</text:p>
          </table:table-cell>
          <table:table-cell table:style-name="ce35" office:value-type="string" calcext:value-type="string">
            <text:p>Lightness (L*) </text:p>
          </table:table-cell>
          <table:table-cell table:style-name="ce38" office:value-type="string" calcext:value-type="string">
            <text:p>Chroma (C*)</text:p>
          </table:table-cell>
          <table:table-cell table:style-name="ce38" office:value-type="string" calcext:value-type="string">
            <text:p>Hue (h)</text:p>
          </table:table-cell>
          <table:table-cell/>
          <table:table-cell/>
          <table:table-cell/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2]=&quot;&quot;;&quot;&quot;;IF([.J2]&lt;=1;[.J2]*100;[.J2]))">
            <text:p/>
          </table:table-cell>
          <table:table-cell table:style-name="ce49" table:formula="of:=IF([.K2]=&quot;&quot;;&quot;&quot;;IF([.K2]&lt;=1;([.K2]*255-127);[.K2]))">
            <text:p/>
          </table:table-cell>
          <table:table-cell table:style-name="ce49" table:formula="of:=IF([.L2]=&quot;&quot;;&quot;&quot;;IF([.L2]&lt;=1;([.L2]*255-127);[.L2]))">
            <text:p/>
          </table:table-cell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2"/>
          <table:table-cell table:style-name="ce2"/>
          <table:table-cell table:style-name="ce2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3]=&quot;&quot;;&quot;&quot;;IF([.J3]&lt;=1;[.J3]*100;[.J3]))">
            <text:p/>
          </table:table-cell>
          <table:table-cell table:style-name="ce49" table:formula="of:=IF([.K3]=&quot;&quot;;&quot;&quot;;IF([.K3]&lt;=1;([.K3]*255-127);[.K3]))">
            <text:p/>
          </table:table-cell>
          <table:table-cell table:style-name="ce49" table:formula="of:=IF([.L3]=&quot;&quot;;&quot;&quot;;IF([.L3]&lt;=1;([.L3]*255-127);[.L3]))">
            <text:p/>
          </table:table-cell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2"/>
          <table:table-cell table:style-name="ce2"/>
          <table:table-cell table:style-name="ce2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4]=&quot;&quot;;&quot;&quot;;IF([.J4]&lt;=1;[.J4]*100;[.J4]))">
            <text:p/>
          </table:table-cell>
          <table:table-cell table:style-name="ce49" table:formula="of:=IF([.K4]=&quot;&quot;;&quot;&quot;;IF([.K4]&lt;=1;([.K4]*255-127);[.K4]))">
            <text:p/>
          </table:table-cell>
          <table:table-cell table:style-name="ce49" table:formula="of:=IF([.L4]=&quot;&quot;;&quot;&quot;;IF([.L4]&lt;=1;([.L4]*255-127);[.L4]))">
            <text:p/>
          </table:table-cell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5]=&quot;&quot;;&quot;&quot;;IF([.J5]&lt;=1;[.J5]*100;[.J5]))">
            <text:p/>
          </table:table-cell>
          <table:table-cell table:style-name="ce49" table:formula="of:=IF([.K5]=&quot;&quot;;&quot;&quot;;IF([.K5]&lt;=1;([.K5]*255-127);[.K5]))">
            <text:p/>
          </table:table-cell>
          <table:table-cell table:style-name="ce49" table:formula="of:=IF([.L5]=&quot;&quot;;&quot;&quot;;IF([.L5]&lt;=1;([.L5]*255-127);[.L5]))">
            <text:p/>
          </table:table-cell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6]=&quot;&quot;;&quot;&quot;;IF([.J6]&lt;=1;[.J6]*100;[.J6]))">
            <text:p/>
          </table:table-cell>
          <table:table-cell table:style-name="ce49" table:formula="of:=IF([.K6]=&quot;&quot;;&quot;&quot;;IF([.K6]&lt;=1;([.K6]*255-127);[.K6]))">
            <text:p/>
          </table:table-cell>
          <table:table-cell table:style-name="ce49" table:formula="of:=IF([.L6]=&quot;&quot;;&quot;&quot;;IF([.L6]&lt;=1;([.L6]*255-127);[.L6]))">
            <text:p/>
          </table:table-cell>
        </table:table-row>
        <table:table-row table:style-name="ro1">
          <table:table-cell table:style-name="ce6"/>
          <table:table-cell table:style-name="ce6"/>
          <table:table-cell table:style-name="ce6"/>
          <table:table-cell table:style-name="ce23"/>
          <table:table-cell table:style-name="ce29"/>
          <table:table-cell table:style-name="ce31"/>
          <table:table-cell table:style-name="ce31"/>
          <table:table-cell table:style-name="ce27" table:content-validation-name="val1"/>
          <table:table-cell table:style-name="ce27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6"/>
          <table:table-cell table:style-name="ce39"/>
          <table:table-cell table:style-name="ce39"/>
          <table:table-cell table:style-name="ce49" table:formula="of:=IF([.J7]=&quot;&quot;;&quot;&quot;;IF([.J7]&lt;=1;[.J7]*100;[.J7]))">
            <text:p/>
          </table:table-cell>
          <table:table-cell table:style-name="ce49" table:formula="of:=IF([.K7]=&quot;&quot;;&quot;&quot;;IF([.K7]&lt;=1;([.K7]*255-127);[.K7]))">
            <text:p/>
          </table:table-cell>
          <table:table-cell table:style-name="ce49" table:formula="of:=IF([.L7]=&quot;&quot;;&quot;&quot;;IF([.L7]&lt;=1;([.L7]*255-127);[.L7]))">
            <text:p/>
          </table:table-cell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8]=&quot;&quot;;&quot;&quot;;IF([.A8]&lt;=1;[.A8]*100;[.A8]))">
            <text:p/>
          </table:table-cell>
          <table:table-cell table:style-name="ce40" table:formula="of:=IF(OR([.B8]=&quot;&quot;;[.C8]=&quot;&quot;);&quot;&quot;;SQRT((IF(AND([.B8]&gt;=0;[.B8]&lt;=1);[.B8]*255-128;[.B8]))^2+(IF(AND([.C8]&gt;=0;[.C8]&lt;=1);[.C8]*255-128;[.C8]))^2))">
            <text:p/>
          </table:table-cell>
          <table:table-cell table:style-name="ce40" table:formula="of:=IF(OR([.B8]=&quot;&quot;;[.C8]=&quot;&quot;);&quot;&quot;;DEGREES(ATAN2(IF(AND([.B8]&gt;=0;[.B8]&lt;=1);[.B8]*255-128;[.B8]);IF(AND([.C8]&gt;=0;[.C8]&lt;=1);[.C8]*255-128;[.C8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9]=&quot;&quot;;&quot;&quot;;IF([.A9]&lt;=1;[.A9]*100;[.A9]))">
            <text:p/>
          </table:table-cell>
          <table:table-cell table:style-name="ce40" table:formula="of:=IF(OR([.B9]=&quot;&quot;;[.C9]=&quot;&quot;);&quot;&quot;;SQRT((IF(AND([.B9]&gt;=0;[.B9]&lt;=1);[.B9]*255-128;[.B9]))^2+(IF(AND([.C9]&gt;=0;[.C9]&lt;=1);[.C9]*255-128;[.C9]))^2))">
            <text:p/>
          </table:table-cell>
          <table:table-cell table:style-name="ce40" table:formula="of:=IF(OR([.B9]=&quot;&quot;;[.C9]=&quot;&quot;);&quot;&quot;;DEGREES(ATAN2(IF(AND([.B9]&gt;=0;[.B9]&lt;=1);[.B9]*255-128;[.B9]);IF(AND([.C9]&gt;=0;[.C9]&lt;=1);[.C9]*255-128;[.C9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0]=&quot;&quot;;&quot;&quot;;IF([.A10]&lt;=1;[.A10]*100;[.A10]))">
            <text:p/>
          </table:table-cell>
          <table:table-cell table:style-name="ce40" table:formula="of:=IF(OR([.B10]=&quot;&quot;;[.C10]=&quot;&quot;);&quot;&quot;;SQRT((IF(AND([.B10]&gt;=0;[.B10]&lt;=1);[.B10]*255-128;[.B10]))^2+(IF(AND([.C10]&gt;=0;[.C10]&lt;=1);[.C10]*255-128;[.C10]))^2))">
            <text:p/>
          </table:table-cell>
          <table:table-cell table:style-name="ce40" table:formula="of:=IF(OR([.B10]=&quot;&quot;;[.C10]=&quot;&quot;);&quot;&quot;;DEGREES(ATAN2(IF(AND([.B10]&gt;=0;[.B10]&lt;=1);[.B10]*255-128;[.B10]);IF(AND([.C10]&gt;=0;[.C10]&lt;=1);[.C10]*255-128;[.C10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1]=&quot;&quot;;&quot;&quot;;IF([.A11]&lt;=1;[.A11]*100;[.A11]))">
            <text:p/>
          </table:table-cell>
          <table:table-cell table:style-name="ce40" table:formula="of:=IF(OR([.B11]=&quot;&quot;;[.C11]=&quot;&quot;);&quot;&quot;;SQRT((IF(AND([.B11]&gt;=0;[.B11]&lt;=1);[.B11]*255-128;[.B11]))^2+(IF(AND([.C11]&gt;=0;[.C11]&lt;=1);[.C11]*255-128;[.C11]))^2))">
            <text:p/>
          </table:table-cell>
          <table:table-cell table:style-name="ce40" table:formula="of:=IF(OR([.B11]=&quot;&quot;;[.C11]=&quot;&quot;);&quot;&quot;;DEGREES(ATAN2(IF(AND([.B11]&gt;=0;[.B11]&lt;=1);[.B11]*255-128;[.B11]);IF(AND([.C11]&gt;=0;[.C11]&lt;=1);[.C11]*255-128;[.C11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2]=&quot;&quot;;&quot;&quot;;IF([.A12]&lt;=1;[.A12]*100;[.A12]))">
            <text:p/>
          </table:table-cell>
          <table:table-cell table:style-name="ce40" table:formula="of:=IF(OR([.B12]=&quot;&quot;;[.C12]=&quot;&quot;);&quot;&quot;;SQRT((IF(AND([.B12]&gt;=0;[.B12]&lt;=1);[.B12]*255-128;[.B12]))^2+(IF(AND([.C12]&gt;=0;[.C12]&lt;=1);[.C12]*255-128;[.C12]))^2))">
            <text:p/>
          </table:table-cell>
          <table:table-cell table:style-name="ce40" table:formula="of:=IF(OR([.B12]=&quot;&quot;;[.C12]=&quot;&quot;);&quot;&quot;;DEGREES(ATAN2(IF(AND([.B12]&gt;=0;[.B12]&lt;=1);[.B12]*255-128;[.B12]);IF(AND([.C12]&gt;=0;[.C12]&lt;=1);[.C12]*255-128;[.C12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3]=&quot;&quot;;&quot;&quot;;IF([.A13]&lt;=1;[.A13]*100;[.A13]))">
            <text:p/>
          </table:table-cell>
          <table:table-cell table:style-name="ce40" table:formula="of:=IF(OR([.B13]=&quot;&quot;;[.C13]=&quot;&quot;);&quot;&quot;;SQRT((IF(AND([.B13]&gt;=0;[.B13]&lt;=1);[.B13]*255-128;[.B13]))^2+(IF(AND([.C13]&gt;=0;[.C13]&lt;=1);[.C13]*255-128;[.C13]))^2))">
            <text:p/>
          </table:table-cell>
          <table:table-cell table:style-name="ce40" table:formula="of:=IF(OR([.B13]=&quot;&quot;;[.C13]=&quot;&quot;);&quot;&quot;;DEGREES(ATAN2(IF(AND([.B13]&gt;=0;[.B13]&lt;=1);[.B13]*255-128;[.B13]);IF(AND([.C13]&gt;=0;[.C13]&lt;=1);[.C13]*255-128;[.C13]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4]=&quot;&quot;;&quot;&quot;;IF([.A14]&lt;=1;[.A14]*100;[.A14]))">
            <text:p/>
          </table:table-cell>
          <table:table-cell table:style-name="ce40" table:formula="of:=IF(OR([.B14]=&quot;&quot;;[.C14]=&quot;&quot;);&quot;&quot;;SQRT((IF(AND([.B14]&gt;=0;[.B14]&lt;=1);[.B14]*255-128;[.B14]))^2+(IF(AND([.C14]&gt;=0;[.C14]&lt;=1);[.C14]*255-128;[.C14]))^2))">
            <text:p/>
          </table:table-cell>
          <table:table-cell table:style-name="ce40" table:formula="of:=IF(OR([.B14]=&quot;&quot;;[.C14]=&quot;&quot;);&quot;&quot;;DEGREES(ATAN2(IF(AND([.B14]&gt;=0;[.B14]&lt;=1);[.B14]*255-128;[.B14]);IF(AND([.C14]&gt;=0;[.C14]&lt;=1);[.C14]*255-128;[.C14]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5]=&quot;&quot;;&quot;&quot;;IF([.A15]&lt;=1;[.A15]*100;[.A15]))">
            <text:p/>
          </table:table-cell>
          <table:table-cell table:style-name="ce40" table:formula="of:=IF(OR([.B15]=&quot;&quot;;[.C15]=&quot;&quot;);&quot;&quot;;SQRT((IF(AND([.B15]&gt;=0;[.B15]&lt;=1);[.B15]*255-128;[.B15]))^2+(IF(AND([.C15]&gt;=0;[.C15]&lt;=1);[.C15]*255-128;[.C15]))^2))">
            <text:p/>
          </table:table-cell>
          <table:table-cell table:style-name="ce40" table:formula="of:=IF(OR([.B15]=&quot;&quot;;[.C15]=&quot;&quot;);&quot;&quot;;DEGREES(ATAN2(IF(AND([.B15]&gt;=0;[.B15]&lt;=1);[.B15]*255-128;[.B15]);IF(AND([.C15]&gt;=0;[.C15]&lt;=1);[.C15]*255-128;[.C15]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6]=&quot;&quot;;&quot;&quot;;IF([.A16]&lt;=1;[.A16]*100;[.A16]))">
            <text:p/>
          </table:table-cell>
          <table:table-cell table:style-name="ce40" table:formula="of:=IF(OR([.B16]=&quot;&quot;;[.C16]=&quot;&quot;);&quot;&quot;;SQRT((IF(AND([.B16]&gt;=0;[.B16]&lt;=1);[.B16]*255-128;[.B16]))^2+(IF(AND([.C16]&gt;=0;[.C16]&lt;=1);[.C16]*255-128;[.C16]))^2))">
            <text:p/>
          </table:table-cell>
          <table:table-cell table:style-name="ce40" table:formula="of:=IF(OR([.B16]=&quot;&quot;;[.C16]=&quot;&quot;);&quot;&quot;;DEGREES(ATAN2(IF(AND([.B16]&gt;=0;[.B16]&lt;=1);[.B16]*255-128;[.B16]);IF(AND([.C16]&gt;=0;[.C16]&lt;=1);[.C16]*255-128;[.C16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7]=&quot;&quot;;&quot;&quot;;IF([.A17]&lt;=1;[.A17]*100;[.A17]))">
            <text:p/>
          </table:table-cell>
          <table:table-cell table:style-name="ce40" table:formula="of:=IF(OR([.B17]=&quot;&quot;;[.C17]=&quot;&quot;);&quot;&quot;;SQRT((IF(AND([.B17]&gt;=0;[.B17]&lt;=1);[.B17]*255-128;[.B17]))^2+(IF(AND([.C17]&gt;=0;[.C17]&lt;=1);[.C17]*255-128;[.C17]))^2))">
            <text:p/>
          </table:table-cell>
          <table:table-cell table:style-name="ce40" table:formula="of:=IF(OR([.B17]=&quot;&quot;;[.C17]=&quot;&quot;);&quot;&quot;;DEGREES(ATAN2(IF(AND([.B17]&gt;=0;[.B17]&lt;=1);[.B17]*255-128;[.B17]);IF(AND([.C17]&gt;=0;[.C17]&lt;=1);[.C17]*255-128;[.C17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8]=&quot;&quot;;&quot;&quot;;IF([.A18]&lt;=1;[.A18]*100;[.A18]))">
            <text:p/>
          </table:table-cell>
          <table:table-cell table:style-name="ce40" table:formula="of:=IF(OR([.B18]=&quot;&quot;;[.C18]=&quot;&quot;);&quot;&quot;;SQRT((IF(AND([.B18]&gt;=0;[.B18]&lt;=1);[.B18]*255-128;[.B18]))^2+(IF(AND([.C18]&gt;=0;[.C18]&lt;=1);[.C18]*255-128;[.C18]))^2))">
            <text:p/>
          </table:table-cell>
          <table:table-cell table:style-name="ce40" table:formula="of:=IF(OR([.B18]=&quot;&quot;;[.C18]=&quot;&quot;);&quot;&quot;;DEGREES(ATAN2(IF(AND([.B18]&gt;=0;[.B18]&lt;=1);[.B18]*255-128;[.B18]);IF(AND([.C18]&gt;=0;[.C18]&lt;=1);[.C18]*255-128;[.C18]))))">
            <text:p/>
          </table:table-cell>
          <table:table-cell table:style-name="ce10"/>
          <table:table-cell table:style-name="ce10"/>
          <table:table-cell table:style-name="ce10"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19]=&quot;&quot;;&quot;&quot;;IF([.A19]&lt;=1;[.A19]*100;[.A19]))">
            <text:p/>
          </table:table-cell>
          <table:table-cell table:style-name="ce40" table:formula="of:=IF(OR([.B19]=&quot;&quot;;[.C19]=&quot;&quot;);&quot;&quot;;SQRT((IF(AND([.B19]&gt;=0;[.B19]&lt;=1);[.B19]*255-128;[.B19]))^2+(IF(AND([.C19]&gt;=0;[.C19]&lt;=1);[.C19]*255-128;[.C19]))^2))">
            <text:p/>
          </table:table-cell>
          <table:table-cell table:style-name="ce40" table:formula="of:=IF(OR([.B19]=&quot;&quot;;[.C19]=&quot;&quot;);&quot;&quot;;DEGREES(ATAN2(IF(AND([.B19]&gt;=0;[.B19]&lt;=1);[.B19]*255-128;[.B19]);IF(AND([.C19]&gt;=0;[.C19]&lt;=1);[.C19]*255-128;[.C19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0]=&quot;&quot;;&quot;&quot;;IF([.A20]&lt;=1;[.A20]*100;[.A20]))">
            <text:p/>
          </table:table-cell>
          <table:table-cell table:style-name="ce40" table:formula="of:=IF(OR([.B20]=&quot;&quot;;[.C20]=&quot;&quot;);&quot;&quot;;SQRT((IF(AND([.B20]&gt;=0;[.B20]&lt;=1);[.B20]*255-128;[.B20]))^2+(IF(AND([.C20]&gt;=0;[.C20]&lt;=1);[.C20]*255-128;[.C20]))^2))">
            <text:p/>
          </table:table-cell>
          <table:table-cell table:style-name="ce40" table:formula="of:=IF(OR([.B20]=&quot;&quot;;[.C20]=&quot;&quot;);&quot;&quot;;DEGREES(ATAN2(IF(AND([.B20]&gt;=0;[.B20]&lt;=1);[.B20]*255-128;[.B20]);IF(AND([.C20]&gt;=0;[.C20]&lt;=1);[.C20]*255-128;[.C20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1]=&quot;&quot;;&quot;&quot;;IF([.A21]&lt;=1;[.A21]*100;[.A21]))">
            <text:p/>
          </table:table-cell>
          <table:table-cell table:style-name="ce40" table:formula="of:=IF(OR([.B21]=&quot;&quot;;[.C21]=&quot;&quot;);&quot;&quot;;SQRT((IF(AND([.B21]&gt;=0;[.B21]&lt;=1);[.B21]*255-128;[.B21]))^2+(IF(AND([.C21]&gt;=0;[.C21]&lt;=1);[.C21]*255-128;[.C21]))^2))">
            <text:p/>
          </table:table-cell>
          <table:table-cell table:style-name="ce40" table:formula="of:=IF(OR([.B21]=&quot;&quot;;[.C21]=&quot;&quot;);&quot;&quot;;DEGREES(ATAN2(IF(AND([.B21]&gt;=0;[.B21]&lt;=1);[.B21]*255-128;[.B21]);IF(AND([.C21]&gt;=0;[.C21]&lt;=1);[.C21]*255-128;[.C21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2]=&quot;&quot;;&quot;&quot;;IF([.A22]&lt;=1;[.A22]*100;[.A22]))">
            <text:p/>
          </table:table-cell>
          <table:table-cell table:style-name="ce40" table:formula="of:=IF(OR([.B22]=&quot;&quot;;[.C22]=&quot;&quot;);&quot;&quot;;SQRT((IF(AND([.B22]&gt;=0;[.B22]&lt;=1);[.B22]*255-128;[.B22]))^2+(IF(AND([.C22]&gt;=0;[.C22]&lt;=1);[.C22]*255-128;[.C22]))^2))">
            <text:p/>
          </table:table-cell>
          <table:table-cell table:style-name="ce40" table:formula="of:=IF(OR([.B22]=&quot;&quot;;[.C22]=&quot;&quot;);&quot;&quot;;DEGREES(ATAN2(IF(AND([.B22]&gt;=0;[.B22]&lt;=1);[.B22]*255-128;[.B22]);IF(AND([.C22]&gt;=0;[.C22]&lt;=1);[.C22]*255-128;[.C22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3]=&quot;&quot;;&quot;&quot;;IF([.A23]&lt;=1;[.A23]*100;[.A23]))">
            <text:p/>
          </table:table-cell>
          <table:table-cell table:style-name="ce40" table:formula="of:=IF(OR([.B23]=&quot;&quot;;[.C23]=&quot;&quot;);&quot;&quot;;SQRT((IF(AND([.B23]&gt;=0;[.B23]&lt;=1);[.B23]*255-128;[.B23]))^2+(IF(AND([.C23]&gt;=0;[.C23]&lt;=1);[.C23]*255-128;[.C23]))^2))">
            <text:p/>
          </table:table-cell>
          <table:table-cell table:style-name="ce40" table:formula="of:=IF(OR([.B23]=&quot;&quot;;[.C23]=&quot;&quot;);&quot;&quot;;DEGREES(ATAN2(IF(AND([.B23]&gt;=0;[.B23]&lt;=1);[.B23]*255-128;[.B23]);IF(AND([.C23]&gt;=0;[.C23]&lt;=1);[.C23]*255-128;[.C23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4]=&quot;&quot;;&quot;&quot;;IF([.A24]&lt;=1;[.A24]*100;[.A24]))">
            <text:p/>
          </table:table-cell>
          <table:table-cell table:style-name="ce40" table:formula="of:=IF(OR([.B24]=&quot;&quot;;[.C24]=&quot;&quot;);&quot;&quot;;SQRT((IF(AND([.B24]&gt;=0;[.B24]&lt;=1);[.B24]*255-128;[.B24]))^2+(IF(AND([.C24]&gt;=0;[.C24]&lt;=1);[.C24]*255-128;[.C24]))^2))">
            <text:p/>
          </table:table-cell>
          <table:table-cell table:style-name="ce40" table:formula="of:=IF(OR([.B24]=&quot;&quot;;[.C24]=&quot;&quot;);&quot;&quot;;DEGREES(ATAN2(IF(AND([.B24]&gt;=0;[.B24]&lt;=1);[.B24]*255-128;[.B24]);IF(AND([.C24]&gt;=0;[.C24]&lt;=1);[.C24]*255-128;[.C24]))))">
            <text:p/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5]=&quot;&quot;;&quot;&quot;;IF([.A25]&lt;=1;[.A25]*100;[.A25]))">
            <text:p/>
          </table:table-cell>
          <table:table-cell table:style-name="ce40" table:formula="of:=IF(OR([.B25]=&quot;&quot;;[.C25]=&quot;&quot;);&quot;&quot;;SQRT((IF(AND([.B25]&gt;=0;[.B25]&lt;=1);[.B25]*255-128;[.B25]))^2+(IF(AND([.C25]&gt;=0;[.C25]&lt;=1);[.C25]*255-128;[.C25]))^2))">
            <text:p/>
          </table:table-cell>
          <table:table-cell table:style-name="ce40" table:formula="of:=IF(OR([.B25]=&quot;&quot;;[.C25]=&quot;&quot;);&quot;&quot;;DEGREES(ATAN2(IF(AND([.B25]&gt;=0;[.B25]&lt;=1);[.B25]*255-128;[.B25]);IF(AND([.C25]&gt;=0;[.C25]&lt;=1);[.C25]*255-128;[.C2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6]=&quot;&quot;;&quot;&quot;;IF([.A26]&lt;=1;[.A26]*100;[.A26]))">
            <text:p/>
          </table:table-cell>
          <table:table-cell table:style-name="ce40" table:formula="of:=IF(OR([.B26]=&quot;&quot;;[.C26]=&quot;&quot;);&quot;&quot;;SQRT((IF(AND([.B26]&gt;=0;[.B26]&lt;=1);[.B26]*255-128;[.B26]))^2+(IF(AND([.C26]&gt;=0;[.C26]&lt;=1);[.C26]*255-128;[.C26]))^2))">
            <text:p/>
          </table:table-cell>
          <table:table-cell table:style-name="ce40" table:formula="of:=IF(OR([.B26]=&quot;&quot;;[.C26]=&quot;&quot;);&quot;&quot;;DEGREES(ATAN2(IF(AND([.B26]&gt;=0;[.B26]&lt;=1);[.B26]*255-128;[.B26]);IF(AND([.C26]&gt;=0;[.C26]&lt;=1);[.C26]*255-128;[.C2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7]=&quot;&quot;;&quot;&quot;;IF([.A27]&lt;=1;[.A27]*100;[.A27]))">
            <text:p/>
          </table:table-cell>
          <table:table-cell table:style-name="ce40" table:formula="of:=IF(OR([.B27]=&quot;&quot;;[.C27]=&quot;&quot;);&quot;&quot;;SQRT((IF(AND([.B27]&gt;=0;[.B27]&lt;=1);[.B27]*255-128;[.B27]))^2+(IF(AND([.C27]&gt;=0;[.C27]&lt;=1);[.C27]*255-128;[.C27]))^2))">
            <text:p/>
          </table:table-cell>
          <table:table-cell table:style-name="ce40" table:formula="of:=IF(OR([.B27]=&quot;&quot;;[.C27]=&quot;&quot;);&quot;&quot;;DEGREES(ATAN2(IF(AND([.B27]&gt;=0;[.B27]&lt;=1);[.B27]*255-128;[.B27]);IF(AND([.C27]&gt;=0;[.C27]&lt;=1);[.C27]*255-128;[.C2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8]=&quot;&quot;;&quot;&quot;;IF([.A28]&lt;=1;[.A28]*100;[.A28]))">
            <text:p/>
          </table:table-cell>
          <table:table-cell table:style-name="ce40" table:formula="of:=IF(OR([.B28]=&quot;&quot;;[.C28]=&quot;&quot;);&quot;&quot;;SQRT((IF(AND([.B28]&gt;=0;[.B28]&lt;=1);[.B28]*255-128;[.B28]))^2+(IF(AND([.C28]&gt;=0;[.C28]&lt;=1);[.C28]*255-128;[.C28]))^2))">
            <text:p/>
          </table:table-cell>
          <table:table-cell table:style-name="ce40" table:formula="of:=IF(OR([.B28]=&quot;&quot;;[.C28]=&quot;&quot;);&quot;&quot;;DEGREES(ATAN2(IF(AND([.B28]&gt;=0;[.B28]&lt;=1);[.B28]*255-128;[.B28]);IF(AND([.C28]&gt;=0;[.C28]&lt;=1);[.C28]*255-128;[.C2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29]=&quot;&quot;;&quot;&quot;;IF([.A29]&lt;=1;[.A29]*100;[.A29]))">
            <text:p/>
          </table:table-cell>
          <table:table-cell table:style-name="ce40" table:formula="of:=IF(OR([.B29]=&quot;&quot;;[.C29]=&quot;&quot;);&quot;&quot;;SQRT((IF(AND([.B29]&gt;=0;[.B29]&lt;=1);[.B29]*255-128;[.B29]))^2+(IF(AND([.C29]&gt;=0;[.C29]&lt;=1);[.C29]*255-128;[.C29]))^2))">
            <text:p/>
          </table:table-cell>
          <table:table-cell table:style-name="ce40" table:formula="of:=IF(OR([.B29]=&quot;&quot;;[.C29]=&quot;&quot;);&quot;&quot;;DEGREES(ATAN2(IF(AND([.B29]&gt;=0;[.B29]&lt;=1);[.B29]*255-128;[.B29]);IF(AND([.C29]&gt;=0;[.C29]&lt;=1);[.C29]*255-128;[.C2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0]=&quot;&quot;;&quot;&quot;;IF([.A30]&lt;=1;[.A30]*100;[.A30]))">
            <text:p/>
          </table:table-cell>
          <table:table-cell table:style-name="ce40" table:formula="of:=IF(OR([.B30]=&quot;&quot;;[.C30]=&quot;&quot;);&quot;&quot;;SQRT((IF(AND([.B30]&gt;=0;[.B30]&lt;=1);[.B30]*255-128;[.B30]))^2+(IF(AND([.C30]&gt;=0;[.C30]&lt;=1);[.C30]*255-128;[.C30]))^2))">
            <text:p/>
          </table:table-cell>
          <table:table-cell table:style-name="ce40" table:formula="of:=IF(OR([.B30]=&quot;&quot;;[.C30]=&quot;&quot;);&quot;&quot;;DEGREES(ATAN2(IF(AND([.B30]&gt;=0;[.B30]&lt;=1);[.B30]*255-128;[.B30]);IF(AND([.C30]&gt;=0;[.C30]&lt;=1);[.C30]*255-128;[.C3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1]=&quot;&quot;;&quot;&quot;;IF([.A31]&lt;=1;[.A31]*100;[.A31]))">
            <text:p/>
          </table:table-cell>
          <table:table-cell table:style-name="ce40" table:formula="of:=IF(OR([.B31]=&quot;&quot;;[.C31]=&quot;&quot;);&quot;&quot;;SQRT((IF(AND([.B31]&gt;=0;[.B31]&lt;=1);[.B31]*255-128;[.B31]))^2+(IF(AND([.C31]&gt;=0;[.C31]&lt;=1);[.C31]*255-128;[.C31]))^2))">
            <text:p/>
          </table:table-cell>
          <table:table-cell table:style-name="ce40" table:formula="of:=IF(OR([.B31]=&quot;&quot;;[.C31]=&quot;&quot;);&quot;&quot;;DEGREES(ATAN2(IF(AND([.B31]&gt;=0;[.B31]&lt;=1);[.B31]*255-128;[.B31]);IF(AND([.C31]&gt;=0;[.C31]&lt;=1);[.C31]*255-128;[.C3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2]=&quot;&quot;;&quot;&quot;;IF([.A32]&lt;=1;[.A32]*100;[.A32]))">
            <text:p/>
          </table:table-cell>
          <table:table-cell table:style-name="ce40" table:formula="of:=IF(OR([.B32]=&quot;&quot;;[.C32]=&quot;&quot;);&quot;&quot;;SQRT((IF(AND([.B32]&gt;=0;[.B32]&lt;=1);[.B32]*255-128;[.B32]))^2+(IF(AND([.C32]&gt;=0;[.C32]&lt;=1);[.C32]*255-128;[.C32]))^2))">
            <text:p/>
          </table:table-cell>
          <table:table-cell table:style-name="ce40" table:formula="of:=IF(OR([.B32]=&quot;&quot;;[.C32]=&quot;&quot;);&quot;&quot;;DEGREES(ATAN2(IF(AND([.B32]&gt;=0;[.B32]&lt;=1);[.B32]*255-128;[.B32]);IF(AND([.C32]&gt;=0;[.C32]&lt;=1);[.C32]*255-128;[.C3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3]=&quot;&quot;;&quot;&quot;;IF([.A33]&lt;=1;[.A33]*100;[.A33]))">
            <text:p/>
          </table:table-cell>
          <table:table-cell table:style-name="ce40" table:formula="of:=IF(OR([.B33]=&quot;&quot;;[.C33]=&quot;&quot;);&quot;&quot;;SQRT((IF(AND([.B33]&gt;=0;[.B33]&lt;=1);[.B33]*255-128;[.B33]))^2+(IF(AND([.C33]&gt;=0;[.C33]&lt;=1);[.C33]*255-128;[.C33]))^2))">
            <text:p/>
          </table:table-cell>
          <table:table-cell table:style-name="ce40" table:formula="of:=IF(OR([.B33]=&quot;&quot;;[.C33]=&quot;&quot;);&quot;&quot;;DEGREES(ATAN2(IF(AND([.B33]&gt;=0;[.B33]&lt;=1);[.B33]*255-128;[.B33]);IF(AND([.C33]&gt;=0;[.C33]&lt;=1);[.C33]*255-128;[.C3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4]=&quot;&quot;;&quot;&quot;;IF([.A34]&lt;=1;[.A34]*100;[.A34]))">
            <text:p/>
          </table:table-cell>
          <table:table-cell table:style-name="ce40" table:formula="of:=IF(OR([.B34]=&quot;&quot;;[.C34]=&quot;&quot;);&quot;&quot;;SQRT((IF(AND([.B34]&gt;=0;[.B34]&lt;=1);[.B34]*255-128;[.B34]))^2+(IF(AND([.C34]&gt;=0;[.C34]&lt;=1);[.C34]*255-128;[.C34]))^2))">
            <text:p/>
          </table:table-cell>
          <table:table-cell table:style-name="ce40" table:formula="of:=IF(OR([.B34]=&quot;&quot;;[.C34]=&quot;&quot;);&quot;&quot;;DEGREES(ATAN2(IF(AND([.B34]&gt;=0;[.B34]&lt;=1);[.B34]*255-128;[.B34]);IF(AND([.C34]&gt;=0;[.C34]&lt;=1);[.C34]*255-128;[.C3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5]=&quot;&quot;;&quot;&quot;;IF([.A35]&lt;=1;[.A35]*100;[.A35]))">
            <text:p/>
          </table:table-cell>
          <table:table-cell table:style-name="ce40" table:formula="of:=IF(OR([.B35]=&quot;&quot;;[.C35]=&quot;&quot;);&quot;&quot;;SQRT((IF(AND([.B35]&gt;=0;[.B35]&lt;=1);[.B35]*255-128;[.B35]))^2+(IF(AND([.C35]&gt;=0;[.C35]&lt;=1);[.C35]*255-128;[.C35]))^2))">
            <text:p/>
          </table:table-cell>
          <table:table-cell table:style-name="ce40" table:formula="of:=IF(OR([.B35]=&quot;&quot;;[.C35]=&quot;&quot;);&quot;&quot;;DEGREES(ATAN2(IF(AND([.B35]&gt;=0;[.B35]&lt;=1);[.B35]*255-128;[.B35]);IF(AND([.C35]&gt;=0;[.C35]&lt;=1);[.C35]*255-128;[.C3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3"/>
          <table:table-cell/>
          <table:table-cell table:style-name="ce37" table:formula="of:=IF([.A36]=&quot;&quot;;&quot;&quot;;IF([.A36]&lt;=1;[.A36]*100;[.A36]))">
            <text:p/>
          </table:table-cell>
          <table:table-cell table:style-name="ce40" table:formula="of:=IF(OR([.B36]=&quot;&quot;;[.C36]=&quot;&quot;);&quot;&quot;;SQRT((IF(AND([.B36]&gt;=0;[.B36]&lt;=1);[.B36]*255-128;[.B36]))^2+(IF(AND([.C36]&gt;=0;[.C36]&lt;=1);[.C36]*255-128;[.C36]))^2))">
            <text:p/>
          </table:table-cell>
          <table:table-cell table:style-name="ce40" table:formula="of:=IF(OR([.B36]=&quot;&quot;;[.C36]=&quot;&quot;);&quot;&quot;;DEGREES(ATAN2(IF(AND([.B36]&gt;=0;[.B36]&lt;=1);[.B36]*255-128;[.B36]);IF(AND([.C36]&gt;=0;[.C36]&lt;=1);[.C36]*255-128;[.C3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37]=&quot;&quot;;&quot;&quot;;IF([.A37]&lt;=1;[.A37]*100;[.A37]))">
            <text:p/>
          </table:table-cell>
          <table:table-cell table:style-name="ce40" table:formula="of:=IF(OR([.B37]=&quot;&quot;;[.C37]=&quot;&quot;);&quot;&quot;;SQRT((IF(AND([.B37]&gt;=0;[.B37]&lt;=1);[.B37]*255-128;[.B37]))^2+(IF(AND([.C37]&gt;=0;[.C37]&lt;=1);[.C37]*255-128;[.C37]))^2))">
            <text:p/>
          </table:table-cell>
          <table:table-cell table:style-name="ce40" table:formula="of:=IF(OR([.B37]=&quot;&quot;;[.C37]=&quot;&quot;);&quot;&quot;;DEGREES(ATAN2(IF(AND([.B37]&gt;=0;[.B37]&lt;=1);[.B37]*255-128;[.B37]);IF(AND([.C37]&gt;=0;[.C37]&lt;=1);[.C37]*255-128;[.C3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38]=&quot;&quot;;&quot;&quot;;IF([.A38]&lt;=1;[.A38]*100;[.A38]))">
            <text:p/>
          </table:table-cell>
          <table:table-cell table:style-name="ce40" table:formula="of:=IF(OR([.B38]=&quot;&quot;;[.C38]=&quot;&quot;);&quot;&quot;;SQRT((IF(AND([.B38]&gt;=0;[.B38]&lt;=1);[.B38]*255-128;[.B38]))^2+(IF(AND([.C38]&gt;=0;[.C38]&lt;=1);[.C38]*255-128;[.C38]))^2))">
            <text:p/>
          </table:table-cell>
          <table:table-cell table:style-name="ce40" table:formula="of:=IF(OR([.B38]=&quot;&quot;;[.C38]=&quot;&quot;);&quot;&quot;;DEGREES(ATAN2(IF(AND([.B38]&gt;=0;[.B38]&lt;=1);[.B38]*255-128;[.B38]);IF(AND([.C38]&gt;=0;[.C38]&lt;=1);[.C38]*255-128;[.C3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39]=&quot;&quot;;&quot;&quot;;IF([.A39]&lt;=1;[.A39]*100;[.A39]))">
            <text:p/>
          </table:table-cell>
          <table:table-cell table:style-name="ce40" table:formula="of:=IF(OR([.B39]=&quot;&quot;;[.C39]=&quot;&quot;);&quot;&quot;;SQRT((IF(AND([.B39]&gt;=0;[.B39]&lt;=1);[.B39]*255-128;[.B39]))^2+(IF(AND([.C39]&gt;=0;[.C39]&lt;=1);[.C39]*255-128;[.C39]))^2))">
            <text:p/>
          </table:table-cell>
          <table:table-cell table:style-name="ce40" table:formula="of:=IF(OR([.B39]=&quot;&quot;;[.C39]=&quot;&quot;);&quot;&quot;;DEGREES(ATAN2(IF(AND([.B39]&gt;=0;[.B39]&lt;=1);[.B39]*255-128;[.B39]);IF(AND([.C39]&gt;=0;[.C39]&lt;=1);[.C39]*255-128;[.C3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0]=&quot;&quot;;&quot;&quot;;IF([.A40]&lt;=1;[.A40]*100;[.A40]))">
            <text:p/>
          </table:table-cell>
          <table:table-cell table:style-name="ce40" table:formula="of:=IF(OR([.B40]=&quot;&quot;;[.C40]=&quot;&quot;);&quot;&quot;;SQRT((IF(AND([.B40]&gt;=0;[.B40]&lt;=1);[.B40]*255-128;[.B40]))^2+(IF(AND([.C40]&gt;=0;[.C40]&lt;=1);[.C40]*255-128;[.C40]))^2))">
            <text:p/>
          </table:table-cell>
          <table:table-cell table:style-name="ce40" table:formula="of:=IF(OR([.B40]=&quot;&quot;;[.C40]=&quot;&quot;);&quot;&quot;;DEGREES(ATAN2(IF(AND([.B40]&gt;=0;[.B40]&lt;=1);[.B40]*255-128;[.B40]);IF(AND([.C40]&gt;=0;[.C40]&lt;=1);[.C40]*255-128;[.C4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1]=&quot;&quot;;&quot;&quot;;IF([.A41]&lt;=1;[.A41]*100;[.A41]))">
            <text:p/>
          </table:table-cell>
          <table:table-cell table:style-name="ce40" table:formula="of:=IF(OR([.B41]=&quot;&quot;;[.C41]=&quot;&quot;);&quot;&quot;;SQRT((IF(AND([.B41]&gt;=0;[.B41]&lt;=1);[.B41]*255-128;[.B41]))^2+(IF(AND([.C41]&gt;=0;[.C41]&lt;=1);[.C41]*255-128;[.C41]))^2))">
            <text:p/>
          </table:table-cell>
          <table:table-cell table:style-name="ce40" table:formula="of:=IF(OR([.B41]=&quot;&quot;;[.C41]=&quot;&quot;);&quot;&quot;;DEGREES(ATAN2(IF(AND([.B41]&gt;=0;[.B41]&lt;=1);[.B41]*255-128;[.B41]);IF(AND([.C41]&gt;=0;[.C41]&lt;=1);[.C41]*255-128;[.C4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2]=&quot;&quot;;&quot;&quot;;IF([.A42]&lt;=1;[.A42]*100;[.A42]))">
            <text:p/>
          </table:table-cell>
          <table:table-cell table:style-name="ce40" table:formula="of:=IF(OR([.B42]=&quot;&quot;;[.C42]=&quot;&quot;);&quot;&quot;;SQRT((IF(AND([.B42]&gt;=0;[.B42]&lt;=1);[.B42]*255-128;[.B42]))^2+(IF(AND([.C42]&gt;=0;[.C42]&lt;=1);[.C42]*255-128;[.C42]))^2))">
            <text:p/>
          </table:table-cell>
          <table:table-cell table:style-name="ce40" table:formula="of:=IF(OR([.B42]=&quot;&quot;;[.C42]=&quot;&quot;);&quot;&quot;;DEGREES(ATAN2(IF(AND([.B42]&gt;=0;[.B42]&lt;=1);[.B42]*255-128;[.B42]);IF(AND([.C42]&gt;=0;[.C42]&lt;=1);[.C42]*255-128;[.C4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3]=&quot;&quot;;&quot;&quot;;IF([.A43]&lt;=1;[.A43]*100;[.A43]))">
            <text:p/>
          </table:table-cell>
          <table:table-cell table:style-name="ce40" table:formula="of:=IF(OR([.B43]=&quot;&quot;;[.C43]=&quot;&quot;);&quot;&quot;;SQRT((IF(AND([.B43]&gt;=0;[.B43]&lt;=1);[.B43]*255-128;[.B43]))^2+(IF(AND([.C43]&gt;=0;[.C43]&lt;=1);[.C43]*255-128;[.C43]))^2))">
            <text:p/>
          </table:table-cell>
          <table:table-cell table:style-name="ce40" table:formula="of:=IF(OR([.B43]=&quot;&quot;;[.C43]=&quot;&quot;);&quot;&quot;;DEGREES(ATAN2(IF(AND([.B43]&gt;=0;[.B43]&lt;=1);[.B43]*255-128;[.B43]);IF(AND([.C43]&gt;=0;[.C43]&lt;=1);[.C43]*255-128;[.C4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4]=&quot;&quot;;&quot;&quot;;IF([.A44]&lt;=1;[.A44]*100;[.A44]))">
            <text:p/>
          </table:table-cell>
          <table:table-cell table:style-name="ce40" table:formula="of:=IF(OR([.B44]=&quot;&quot;;[.C44]=&quot;&quot;);&quot;&quot;;SQRT((IF(AND([.B44]&gt;=0;[.B44]&lt;=1);[.B44]*255-128;[.B44]))^2+(IF(AND([.C44]&gt;=0;[.C44]&lt;=1);[.C44]*255-128;[.C44]))^2))">
            <text:p/>
          </table:table-cell>
          <table:table-cell table:style-name="ce40" table:formula="of:=IF(OR([.B44]=&quot;&quot;;[.C44]=&quot;&quot;);&quot;&quot;;DEGREES(ATAN2(IF(AND([.B44]&gt;=0;[.B44]&lt;=1);[.B44]*255-128;[.B44]);IF(AND([.C44]&gt;=0;[.C44]&lt;=1);[.C44]*255-128;[.C4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5]=&quot;&quot;;&quot;&quot;;IF([.A45]&lt;=1;[.A45]*100;[.A45]))">
            <text:p/>
          </table:table-cell>
          <table:table-cell table:style-name="ce40" table:formula="of:=IF(OR([.B45]=&quot;&quot;;[.C45]=&quot;&quot;);&quot;&quot;;SQRT((IF(AND([.B45]&gt;=0;[.B45]&lt;=1);[.B45]*255-128;[.B45]))^2+(IF(AND([.C45]&gt;=0;[.C45]&lt;=1);[.C45]*255-128;[.C45]))^2))">
            <text:p/>
          </table:table-cell>
          <table:table-cell table:style-name="ce40" table:formula="of:=IF(OR([.B45]=&quot;&quot;;[.C45]=&quot;&quot;);&quot;&quot;;DEGREES(ATAN2(IF(AND([.B45]&gt;=0;[.B45]&lt;=1);[.B45]*255-128;[.B45]);IF(AND([.C45]&gt;=0;[.C45]&lt;=1);[.C45]*255-128;[.C4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6]=&quot;&quot;;&quot;&quot;;IF([.A46]&lt;=1;[.A46]*100;[.A46]))">
            <text:p/>
          </table:table-cell>
          <table:table-cell table:style-name="ce40" table:formula="of:=IF(OR([.B46]=&quot;&quot;;[.C46]=&quot;&quot;);&quot;&quot;;SQRT((IF(AND([.B46]&gt;=0;[.B46]&lt;=1);[.B46]*255-128;[.B46]))^2+(IF(AND([.C46]&gt;=0;[.C46]&lt;=1);[.C46]*255-128;[.C46]))^2))">
            <text:p/>
          </table:table-cell>
          <table:table-cell table:style-name="ce40" table:formula="of:=IF(OR([.B46]=&quot;&quot;;[.C46]=&quot;&quot;);&quot;&quot;;DEGREES(ATAN2(IF(AND([.B46]&gt;=0;[.B46]&lt;=1);[.B46]*255-128;[.B46]);IF(AND([.C46]&gt;=0;[.C46]&lt;=1);[.C46]*255-128;[.C4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7]=&quot;&quot;;&quot;&quot;;IF([.A47]&lt;=1;[.A47]*100;[.A47]))">
            <text:p/>
          </table:table-cell>
          <table:table-cell table:style-name="ce40" table:formula="of:=IF(OR([.B47]=&quot;&quot;;[.C47]=&quot;&quot;);&quot;&quot;;SQRT((IF(AND([.B47]&gt;=0;[.B47]&lt;=1);[.B47]*255-128;[.B47]))^2+(IF(AND([.C47]&gt;=0;[.C47]&lt;=1);[.C47]*255-128;[.C47]))^2))">
            <text:p/>
          </table:table-cell>
          <table:table-cell table:style-name="ce40" table:formula="of:=IF(OR([.B47]=&quot;&quot;;[.C47]=&quot;&quot;);&quot;&quot;;DEGREES(ATAN2(IF(AND([.B47]&gt;=0;[.B47]&lt;=1);[.B47]*255-128;[.B47]);IF(AND([.C47]&gt;=0;[.C47]&lt;=1);[.C47]*255-128;[.C4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8]=&quot;&quot;;&quot;&quot;;IF([.A48]&lt;=1;[.A48]*100;[.A48]))">
            <text:p/>
          </table:table-cell>
          <table:table-cell table:style-name="ce40" table:formula="of:=IF(OR([.B48]=&quot;&quot;;[.C48]=&quot;&quot;);&quot;&quot;;SQRT((IF(AND([.B48]&gt;=0;[.B48]&lt;=1);[.B48]*255-128;[.B48]))^2+(IF(AND([.C48]&gt;=0;[.C48]&lt;=1);[.C48]*255-128;[.C48]))^2))">
            <text:p/>
          </table:table-cell>
          <table:table-cell table:style-name="ce40" table:formula="of:=IF(OR([.B48]=&quot;&quot;;[.C48]=&quot;&quot;);&quot;&quot;;DEGREES(ATAN2(IF(AND([.B48]&gt;=0;[.B48]&lt;=1);[.B48]*255-128;[.B48]);IF(AND([.C48]&gt;=0;[.C48]&lt;=1);[.C48]*255-128;[.C4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49]=&quot;&quot;;&quot;&quot;;IF([.A49]&lt;=1;[.A49]*100;[.A49]))">
            <text:p/>
          </table:table-cell>
          <table:table-cell table:style-name="ce40" table:formula="of:=IF(OR([.B49]=&quot;&quot;;[.C49]=&quot;&quot;);&quot;&quot;;SQRT((IF(AND([.B49]&gt;=0;[.B49]&lt;=1);[.B49]*255-128;[.B49]))^2+(IF(AND([.C49]&gt;=0;[.C49]&lt;=1);[.C49]*255-128;[.C49]))^2))">
            <text:p/>
          </table:table-cell>
          <table:table-cell table:style-name="ce40" table:formula="of:=IF(OR([.B49]=&quot;&quot;;[.C49]=&quot;&quot;);&quot;&quot;;DEGREES(ATAN2(IF(AND([.B49]&gt;=0;[.B49]&lt;=1);[.B49]*255-128;[.B49]);IF(AND([.C49]&gt;=0;[.C49]&lt;=1);[.C49]*255-128;[.C4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50]=&quot;&quot;;&quot;&quot;;IF([.A50]&lt;=1;[.A50]*100;[.A50]))">
            <text:p/>
          </table:table-cell>
          <table:table-cell table:style-name="ce40" table:formula="of:=IF(OR([.B50]=&quot;&quot;;[.C50]=&quot;&quot;);&quot;&quot;;SQRT((IF(AND([.B50]&gt;=0;[.B50]&lt;=1);[.B50]*255-128;[.B50]))^2+(IF(AND([.C50]&gt;=0;[.C50]&lt;=1);[.C50]*255-128;[.C50]))^2))">
            <text:p/>
          </table:table-cell>
          <table:table-cell table:style-name="ce40" table:formula="of:=IF(OR([.B50]=&quot;&quot;;[.C50]=&quot;&quot;);&quot;&quot;;DEGREES(ATAN2(IF(AND([.B50]&gt;=0;[.B50]&lt;=1);[.B50]*255-128;[.B50]);IF(AND([.C50]&gt;=0;[.C50]&lt;=1);[.C50]*255-128;[.C5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0" table:content-validation-name="val4"/>
          <table:table-cell/>
          <table:table-cell table:style-name="ce37" table:formula="of:=IF([.A51]=&quot;&quot;;&quot;&quot;;IF([.A51]&lt;=1;[.A51]*100;[.A51]))">
            <text:p/>
          </table:table-cell>
          <table:table-cell table:style-name="ce40" table:formula="of:=IF(OR([.B51]=&quot;&quot;;[.C51]=&quot;&quot;);&quot;&quot;;SQRT((IF(AND([.B51]&gt;=0;[.B51]&lt;=1);[.B51]*255-128;[.B51]))^2+(IF(AND([.C51]&gt;=0;[.C51]&lt;=1);[.C51]*255-128;[.C51]))^2))">
            <text:p/>
          </table:table-cell>
          <table:table-cell table:style-name="ce40" table:formula="of:=IF(OR([.B51]=&quot;&quot;;[.C51]=&quot;&quot;);&quot;&quot;;DEGREES(ATAN2(IF(AND([.B51]&gt;=0;[.B51]&lt;=1);[.B51]*255-128;[.B51]);IF(AND([.C51]&gt;=0;[.C51]&lt;=1);[.C51]*255-128;[.C5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3"/>
          <table:table-cell/>
          <table:table-cell table:style-name="ce37" table:formula="of:=IF([.A52]=&quot;&quot;;&quot;&quot;;IF([.A52]&lt;=1;[.A52]*100;[.A52]))">
            <text:p/>
          </table:table-cell>
          <table:table-cell table:style-name="ce40" table:formula="of:=IF(OR([.B52]=&quot;&quot;;[.C52]=&quot;&quot;);&quot;&quot;;SQRT((IF(AND([.B52]&gt;=0;[.B52]&lt;=1);[.B52]*255-128;[.B52]))^2+(IF(AND([.C52]&gt;=0;[.C52]&lt;=1);[.C52]*255-128;[.C52]))^2))">
            <text:p/>
          </table:table-cell>
          <table:table-cell table:style-name="ce40" table:formula="of:=IF(OR([.B52]=&quot;&quot;;[.C52]=&quot;&quot;);&quot;&quot;;DEGREES(ATAN2(IF(AND([.B52]&gt;=0;[.B52]&lt;=1);[.B52]*255-128;[.B52]);IF(AND([.C52]&gt;=0;[.C52]&lt;=1);[.C52]*255-128;[.C5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3"/>
          <table:table-cell/>
          <table:table-cell table:style-name="ce37" table:formula="of:=IF([.A53]=&quot;&quot;;&quot;&quot;;IF([.A53]&lt;=1;[.A53]*100;[.A53]))">
            <text:p/>
          </table:table-cell>
          <table:table-cell table:style-name="ce40" table:formula="of:=IF(OR([.B53]=&quot;&quot;;[.C53]=&quot;&quot;);&quot;&quot;;SQRT((IF(AND([.B53]&gt;=0;[.B53]&lt;=1);[.B53]*255-128;[.B53]))^2+(IF(AND([.C53]&gt;=0;[.C53]&lt;=1);[.C53]*255-128;[.C53]))^2))">
            <text:p/>
          </table:table-cell>
          <table:table-cell table:style-name="ce40" table:formula="of:=IF(OR([.B53]=&quot;&quot;;[.C53]=&quot;&quot;);&quot;&quot;;DEGREES(ATAN2(IF(AND([.B53]&gt;=0;[.B53]&lt;=1);[.B53]*255-128;[.B53]);IF(AND([.C53]&gt;=0;[.C53]&lt;=1);[.C53]*255-128;[.C5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3"/>
          <table:table-cell/>
          <table:table-cell table:style-name="ce37" table:formula="of:=IF([.A54]=&quot;&quot;;&quot;&quot;;IF([.A54]&lt;=1;[.A54]*100;[.A54]))">
            <text:p/>
          </table:table-cell>
          <table:table-cell table:style-name="ce40" table:formula="of:=IF(OR([.B54]=&quot;&quot;;[.C54]=&quot;&quot;);&quot;&quot;;SQRT((IF(AND([.B54]&gt;=0;[.B54]&lt;=1);[.B54]*255-128;[.B54]))^2+(IF(AND([.C54]&gt;=0;[.C54]&lt;=1);[.C54]*255-128;[.C54]))^2))">
            <text:p/>
          </table:table-cell>
          <table:table-cell table:style-name="ce40" table:formula="of:=IF(OR([.B54]=&quot;&quot;;[.C54]=&quot;&quot;);&quot;&quot;;DEGREES(ATAN2(IF(AND([.B54]&gt;=0;[.B54]&lt;=1);[.B54]*255-128;[.B54]);IF(AND([.C54]&gt;=0;[.C54]&lt;=1);[.C54]*255-128;[.C5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14"/>
          <table:table-cell table:style-name="ce14"/>
          <table:table-cell table:style-name="ce14"/>
          <table:table-cell table:style-name="ce33"/>
          <table:table-cell/>
          <table:table-cell table:style-name="ce37" table:formula="of:=IF([.A55]=&quot;&quot;;&quot;&quot;;IF([.A55]&lt;=1;[.A55]*100;[.A55]))">
            <text:p/>
          </table:table-cell>
          <table:table-cell table:style-name="ce40" table:formula="of:=IF(OR([.B55]=&quot;&quot;;[.C55]=&quot;&quot;);&quot;&quot;;SQRT((IF(AND([.B55]&gt;=0;[.B55]&lt;=1);[.B55]*255-128;[.B55]))^2+(IF(AND([.C55]&gt;=0;[.C55]&lt;=1);[.C55]*255-128;[.C55]))^2))">
            <text:p/>
          </table:table-cell>
          <table:table-cell table:style-name="ce40" table:formula="of:=IF(OR([.B55]=&quot;&quot;;[.C55]=&quot;&quot;);&quot;&quot;;DEGREES(ATAN2(IF(AND([.B55]&gt;=0;[.B55]&lt;=1);[.B55]*255-128;[.B55]);IF(AND([.C55]&gt;=0;[.C55]&lt;=1);[.C55]*255-128;[.C5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2"/>
          <table:table-cell table:style-name="ce2"/>
          <table:table-cell table:style-name="ce2"/>
          <table:table-cell table:style-name="ce33"/>
          <table:table-cell/>
          <table:table-cell table:style-name="ce37" table:formula="of:=IF([.A56]=&quot;&quot;;&quot;&quot;;IF([.A56]&lt;=1;[.A56]*100;[.A56]))">
            <text:p/>
          </table:table-cell>
          <table:table-cell table:style-name="ce40" table:formula="of:=IF(OR([.B56]=&quot;&quot;;[.C56]=&quot;&quot;);&quot;&quot;;SQRT((IF(AND([.B56]&gt;=0;[.B56]&lt;=1);[.B56]*255-128;[.B56]))^2+(IF(AND([.C56]&gt;=0;[.C56]&lt;=1);[.C56]*255-128;[.C56]))^2))">
            <text:p/>
          </table:table-cell>
          <table:table-cell table:style-name="ce40" table:formula="of:=IF(OR([.B56]=&quot;&quot;;[.C56]=&quot;&quot;);&quot;&quot;;DEGREES(ATAN2(IF(AND([.B56]&gt;=0;[.B56]&lt;=1);[.B56]*255-128;[.B56]);IF(AND([.C56]&gt;=0;[.C56]&lt;=1);[.C56]*255-128;[.C5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 table:style-name="ce2"/>
          <table:table-cell table:style-name="ce2"/>
          <table:table-cell table:style-name="ce2"/>
          <table:table-cell table:style-name="ce33"/>
          <table:table-cell/>
          <table:table-cell table:style-name="ce37" table:formula="of:=IF([.A57]=&quot;&quot;;&quot;&quot;;IF([.A57]&lt;=1;[.A57]*100;[.A57]))">
            <text:p/>
          </table:table-cell>
          <table:table-cell table:style-name="ce40" table:formula="of:=IF(OR([.B57]=&quot;&quot;;[.C57]=&quot;&quot;);&quot;&quot;;SQRT((IF(AND([.B57]&gt;=0;[.B57]&lt;=1);[.B57]*255-128;[.B57]))^2+(IF(AND([.C57]&gt;=0;[.C57]&lt;=1);[.C57]*255-128;[.C57]))^2))">
            <text:p/>
          </table:table-cell>
          <table:table-cell table:style-name="ce40" table:formula="of:=IF(OR([.B57]=&quot;&quot;;[.C57]=&quot;&quot;);&quot;&quot;;DEGREES(ATAN2(IF(AND([.B57]&gt;=0;[.B57]&lt;=1);[.B57]*255-128;[.B57]);IF(AND([.C57]&gt;=0;[.C57]&lt;=1);[.C57]*255-128;[.C5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58]=&quot;&quot;;&quot;&quot;;IF([.A58]&lt;=1;[.A58]*100;[.A58]))">
            <text:p/>
          </table:table-cell>
          <table:table-cell table:style-name="ce40" table:formula="of:=IF(OR([.B58]=&quot;&quot;;[.C58]=&quot;&quot;);&quot;&quot;;SQRT((IF(AND([.B58]&gt;=0;[.B58]&lt;=1);[.B58]*255-128;[.B58]))^2+(IF(AND([.C58]&gt;=0;[.C58]&lt;=1);[.C58]*255-128;[.C58]))^2))">
            <text:p/>
          </table:table-cell>
          <table:table-cell table:style-name="ce40" table:formula="of:=IF(OR([.B58]=&quot;&quot;;[.C58]=&quot;&quot;);&quot;&quot;;DEGREES(ATAN2(IF(AND([.B58]&gt;=0;[.B58]&lt;=1);[.B58]*255-128;[.B58]);IF(AND([.C58]&gt;=0;[.C58]&lt;=1);[.C58]*255-128;[.C5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59]=&quot;&quot;;&quot;&quot;;IF([.A59]&lt;=1;[.A59]*100;[.A59]))">
            <text:p/>
          </table:table-cell>
          <table:table-cell table:style-name="ce40" table:formula="of:=IF(OR([.B59]=&quot;&quot;;[.C59]=&quot;&quot;);&quot;&quot;;SQRT((IF(AND([.B59]&gt;=0;[.B59]&lt;=1);[.B59]*255-128;[.B59]))^2+(IF(AND([.C59]&gt;=0;[.C59]&lt;=1);[.C59]*255-128;[.C59]))^2))">
            <text:p/>
          </table:table-cell>
          <table:table-cell table:style-name="ce40" table:formula="of:=IF(OR([.B59]=&quot;&quot;;[.C59]=&quot;&quot;);&quot;&quot;;DEGREES(ATAN2(IF(AND([.B59]&gt;=0;[.B59]&lt;=1);[.B59]*255-128;[.B59]);IF(AND([.C59]&gt;=0;[.C59]&lt;=1);[.C59]*255-128;[.C5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0]=&quot;&quot;;&quot;&quot;;IF([.A60]&lt;=1;[.A60]*100;[.A60]))">
            <text:p/>
          </table:table-cell>
          <table:table-cell table:style-name="ce40" table:formula="of:=IF(OR([.B60]=&quot;&quot;;[.C60]=&quot;&quot;);&quot;&quot;;SQRT((IF(AND([.B60]&gt;=0;[.B60]&lt;=1);[.B60]*255-128;[.B60]))^2+(IF(AND([.C60]&gt;=0;[.C60]&lt;=1);[.C60]*255-128;[.C60]))^2))">
            <text:p/>
          </table:table-cell>
          <table:table-cell table:style-name="ce40" table:formula="of:=IF(OR([.B60]=&quot;&quot;;[.C60]=&quot;&quot;);&quot;&quot;;DEGREES(ATAN2(IF(AND([.B60]&gt;=0;[.B60]&lt;=1);[.B60]*255-128;[.B60]);IF(AND([.C60]&gt;=0;[.C60]&lt;=1);[.C60]*255-128;[.C6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1]=&quot;&quot;;&quot;&quot;;IF([.A61]&lt;=1;[.A61]*100;[.A61]))">
            <text:p/>
          </table:table-cell>
          <table:table-cell table:style-name="ce40" table:formula="of:=IF(OR([.B61]=&quot;&quot;;[.C61]=&quot;&quot;);&quot;&quot;;SQRT((IF(AND([.B61]&gt;=0;[.B61]&lt;=1);[.B61]*255-128;[.B61]))^2+(IF(AND([.C61]&gt;=0;[.C61]&lt;=1);[.C61]*255-128;[.C61]))^2))">
            <text:p/>
          </table:table-cell>
          <table:table-cell table:style-name="ce40" table:formula="of:=IF(OR([.B61]=&quot;&quot;;[.C61]=&quot;&quot;);&quot;&quot;;DEGREES(ATAN2(IF(AND([.B61]&gt;=0;[.B61]&lt;=1);[.B61]*255-128;[.B61]);IF(AND([.C61]&gt;=0;[.C61]&lt;=1);[.C61]*255-128;[.C6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2]=&quot;&quot;;&quot;&quot;;IF([.A62]&lt;=1;[.A62]*100;[.A62]))">
            <text:p/>
          </table:table-cell>
          <table:table-cell table:style-name="ce40" table:formula="of:=IF(OR([.B62]=&quot;&quot;;[.C62]=&quot;&quot;);&quot;&quot;;SQRT((IF(AND([.B62]&gt;=0;[.B62]&lt;=1);[.B62]*255-128;[.B62]))^2+(IF(AND([.C62]&gt;=0;[.C62]&lt;=1);[.C62]*255-128;[.C62]))^2))">
            <text:p/>
          </table:table-cell>
          <table:table-cell table:style-name="ce40" table:formula="of:=IF(OR([.B62]=&quot;&quot;;[.C62]=&quot;&quot;);&quot;&quot;;DEGREES(ATAN2(IF(AND([.B62]&gt;=0;[.B62]&lt;=1);[.B62]*255-128;[.B62]);IF(AND([.C62]&gt;=0;[.C62]&lt;=1);[.C62]*255-128;[.C6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3]=&quot;&quot;;&quot;&quot;;IF([.A63]&lt;=1;[.A63]*100;[.A63]))">
            <text:p/>
          </table:table-cell>
          <table:table-cell table:style-name="ce40" table:formula="of:=IF(OR([.B63]=&quot;&quot;;[.C63]=&quot;&quot;);&quot;&quot;;SQRT((IF(AND([.B63]&gt;=0;[.B63]&lt;=1);[.B63]*255-128;[.B63]))^2+(IF(AND([.C63]&gt;=0;[.C63]&lt;=1);[.C63]*255-128;[.C63]))^2))">
            <text:p/>
          </table:table-cell>
          <table:table-cell table:style-name="ce40" table:formula="of:=IF(OR([.B63]=&quot;&quot;;[.C63]=&quot;&quot;);&quot;&quot;;DEGREES(ATAN2(IF(AND([.B63]&gt;=0;[.B63]&lt;=1);[.B63]*255-128;[.B63]);IF(AND([.C63]&gt;=0;[.C63]&lt;=1);[.C63]*255-128;[.C6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4]=&quot;&quot;;&quot;&quot;;IF([.A64]&lt;=1;[.A64]*100;[.A64]))">
            <text:p/>
          </table:table-cell>
          <table:table-cell table:style-name="ce40" table:formula="of:=IF(OR([.B64]=&quot;&quot;;[.C64]=&quot;&quot;);&quot;&quot;;SQRT((IF(AND([.B64]&gt;=0;[.B64]&lt;=1);[.B64]*255-128;[.B64]))^2+(IF(AND([.C64]&gt;=0;[.C64]&lt;=1);[.C64]*255-128;[.C64]))^2))">
            <text:p/>
          </table:table-cell>
          <table:table-cell table:style-name="ce40" table:formula="of:=IF(OR([.B64]=&quot;&quot;;[.C64]=&quot;&quot;);&quot;&quot;;DEGREES(ATAN2(IF(AND([.B64]&gt;=0;[.B64]&lt;=1);[.B64]*255-128;[.B64]);IF(AND([.C64]&gt;=0;[.C64]&lt;=1);[.C64]*255-128;[.C6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5]=&quot;&quot;;&quot;&quot;;IF([.A65]&lt;=1;[.A65]*100;[.A65]))">
            <text:p/>
          </table:table-cell>
          <table:table-cell table:style-name="ce40" table:formula="of:=IF(OR([.B65]=&quot;&quot;;[.C65]=&quot;&quot;);&quot;&quot;;SQRT((IF(AND([.B65]&gt;=0;[.B65]&lt;=1);[.B65]*255-128;[.B65]))^2+(IF(AND([.C65]&gt;=0;[.C65]&lt;=1);[.C65]*255-128;[.C65]))^2))">
            <text:p/>
          </table:table-cell>
          <table:table-cell table:style-name="ce40" table:formula="of:=IF(OR([.B65]=&quot;&quot;;[.C65]=&quot;&quot;);&quot;&quot;;DEGREES(ATAN2(IF(AND([.B65]&gt;=0;[.B65]&lt;=1);[.B65]*255-128;[.B65]);IF(AND([.C65]&gt;=0;[.C65]&lt;=1);[.C65]*255-128;[.C6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6]=&quot;&quot;;&quot;&quot;;IF([.A66]&lt;=1;[.A66]*100;[.A66]))">
            <text:p/>
          </table:table-cell>
          <table:table-cell table:style-name="ce40" table:formula="of:=IF(OR([.B66]=&quot;&quot;;[.C66]=&quot;&quot;);&quot;&quot;;SQRT((IF(AND([.B66]&gt;=0;[.B66]&lt;=1);[.B66]*255-128;[.B66]))^2+(IF(AND([.C66]&gt;=0;[.C66]&lt;=1);[.C66]*255-128;[.C66]))^2))">
            <text:p/>
          </table:table-cell>
          <table:table-cell table:style-name="ce40" table:formula="of:=IF(OR([.B66]=&quot;&quot;;[.C66]=&quot;&quot;);&quot;&quot;;DEGREES(ATAN2(IF(AND([.B66]&gt;=0;[.B66]&lt;=1);[.B66]*255-128;[.B66]);IF(AND([.C66]&gt;=0;[.C66]&lt;=1);[.C66]*255-128;[.C6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7]=&quot;&quot;;&quot;&quot;;IF([.A67]&lt;=1;[.A67]*100;[.A67]))">
            <text:p/>
          </table:table-cell>
          <table:table-cell table:style-name="ce40" table:formula="of:=IF(OR([.B67]=&quot;&quot;;[.C67]=&quot;&quot;);&quot;&quot;;SQRT((IF(AND([.B67]&gt;=0;[.B67]&lt;=1);[.B67]*255-128;[.B67]))^2+(IF(AND([.C67]&gt;=0;[.C67]&lt;=1);[.C67]*255-128;[.C67]))^2))">
            <text:p/>
          </table:table-cell>
          <table:table-cell table:style-name="ce40" table:formula="of:=IF(OR([.B67]=&quot;&quot;;[.C67]=&quot;&quot;);&quot;&quot;;DEGREES(ATAN2(IF(AND([.B67]&gt;=0;[.B67]&lt;=1);[.B67]*255-128;[.B67]);IF(AND([.C67]&gt;=0;[.C67]&lt;=1);[.C67]*255-128;[.C6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8]=&quot;&quot;;&quot;&quot;;IF([.A68]&lt;=1;[.A68]*100;[.A68]))">
            <text:p/>
          </table:table-cell>
          <table:table-cell table:style-name="ce40" table:formula="of:=IF(OR([.B68]=&quot;&quot;;[.C68]=&quot;&quot;);&quot;&quot;;SQRT((IF(AND([.B68]&gt;=0;[.B68]&lt;=1);[.B68]*255-128;[.B68]))^2+(IF(AND([.C68]&gt;=0;[.C68]&lt;=1);[.C68]*255-128;[.C68]))^2))">
            <text:p/>
          </table:table-cell>
          <table:table-cell table:style-name="ce40" table:formula="of:=IF(OR([.B68]=&quot;&quot;;[.C68]=&quot;&quot;);&quot;&quot;;DEGREES(ATAN2(IF(AND([.B68]&gt;=0;[.B68]&lt;=1);[.B68]*255-128;[.B68]);IF(AND([.C68]&gt;=0;[.C68]&lt;=1);[.C68]*255-128;[.C6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69]=&quot;&quot;;&quot;&quot;;IF([.A69]&lt;=1;[.A69]*100;[.A69]))">
            <text:p/>
          </table:table-cell>
          <table:table-cell table:style-name="ce40" table:formula="of:=IF(OR([.B69]=&quot;&quot;;[.C69]=&quot;&quot;);&quot;&quot;;SQRT((IF(AND([.B69]&gt;=0;[.B69]&lt;=1);[.B69]*255-128;[.B69]))^2+(IF(AND([.C69]&gt;=0;[.C69]&lt;=1);[.C69]*255-128;[.C69]))^2))">
            <text:p/>
          </table:table-cell>
          <table:table-cell table:style-name="ce40" table:formula="of:=IF(OR([.B69]=&quot;&quot;;[.C69]=&quot;&quot;);&quot;&quot;;DEGREES(ATAN2(IF(AND([.B69]&gt;=0;[.B69]&lt;=1);[.B69]*255-128;[.B69]);IF(AND([.C69]&gt;=0;[.C69]&lt;=1);[.C69]*255-128;[.C6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0]=&quot;&quot;;&quot;&quot;;IF([.A70]&lt;=1;[.A70]*100;[.A70]))">
            <text:p/>
          </table:table-cell>
          <table:table-cell table:style-name="ce40" table:formula="of:=IF(OR([.B70]=&quot;&quot;;[.C70]=&quot;&quot;);&quot;&quot;;SQRT((IF(AND([.B70]&gt;=0;[.B70]&lt;=1);[.B70]*255-128;[.B70]))^2+(IF(AND([.C70]&gt;=0;[.C70]&lt;=1);[.C70]*255-128;[.C70]))^2))">
            <text:p/>
          </table:table-cell>
          <table:table-cell table:style-name="ce40" table:formula="of:=IF(OR([.B70]=&quot;&quot;;[.C70]=&quot;&quot;);&quot;&quot;;DEGREES(ATAN2(IF(AND([.B70]&gt;=0;[.B70]&lt;=1);[.B70]*255-128;[.B70]);IF(AND([.C70]&gt;=0;[.C70]&lt;=1);[.C70]*255-128;[.C7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1]=&quot;&quot;;&quot;&quot;;IF([.A71]&lt;=1;[.A71]*100;[.A71]))">
            <text:p/>
          </table:table-cell>
          <table:table-cell table:style-name="ce40" table:formula="of:=IF(OR([.B71]=&quot;&quot;;[.C71]=&quot;&quot;);&quot;&quot;;SQRT((IF(AND([.B71]&gt;=0;[.B71]&lt;=1);[.B71]*255-128;[.B71]))^2+(IF(AND([.C71]&gt;=0;[.C71]&lt;=1);[.C71]*255-128;[.C71]))^2))">
            <text:p/>
          </table:table-cell>
          <table:table-cell table:style-name="ce40" table:formula="of:=IF(OR([.B71]=&quot;&quot;;[.C71]=&quot;&quot;);&quot;&quot;;DEGREES(ATAN2(IF(AND([.B71]&gt;=0;[.B71]&lt;=1);[.B71]*255-128;[.B71]);IF(AND([.C71]&gt;=0;[.C71]&lt;=1);[.C71]*255-128;[.C7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2]=&quot;&quot;;&quot;&quot;;IF([.A72]&lt;=1;[.A72]*100;[.A72]))">
            <text:p/>
          </table:table-cell>
          <table:table-cell table:style-name="ce40" table:formula="of:=IF(OR([.B72]=&quot;&quot;;[.C72]=&quot;&quot;);&quot;&quot;;SQRT((IF(AND([.B72]&gt;=0;[.B72]&lt;=1);[.B72]*255-128;[.B72]))^2+(IF(AND([.C72]&gt;=0;[.C72]&lt;=1);[.C72]*255-128;[.C72]))^2))">
            <text:p/>
          </table:table-cell>
          <table:table-cell table:style-name="ce40" table:formula="of:=IF(OR([.B72]=&quot;&quot;;[.C72]=&quot;&quot;);&quot;&quot;;DEGREES(ATAN2(IF(AND([.B72]&gt;=0;[.B72]&lt;=1);[.B72]*255-128;[.B72]);IF(AND([.C72]&gt;=0;[.C72]&lt;=1);[.C72]*255-128;[.C7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3]=&quot;&quot;;&quot;&quot;;IF([.A73]&lt;=1;[.A73]*100;[.A73]))">
            <text:p/>
          </table:table-cell>
          <table:table-cell table:style-name="ce40" table:formula="of:=IF(OR([.B73]=&quot;&quot;;[.C73]=&quot;&quot;);&quot;&quot;;SQRT((IF(AND([.B73]&gt;=0;[.B73]&lt;=1);[.B73]*255-128;[.B73]))^2+(IF(AND([.C73]&gt;=0;[.C73]&lt;=1);[.C73]*255-128;[.C73]))^2))">
            <text:p/>
          </table:table-cell>
          <table:table-cell table:style-name="ce40" table:formula="of:=IF(OR([.B73]=&quot;&quot;;[.C73]=&quot;&quot;);&quot;&quot;;DEGREES(ATAN2(IF(AND([.B73]&gt;=0;[.B73]&lt;=1);[.B73]*255-128;[.B73]);IF(AND([.C73]&gt;=0;[.C73]&lt;=1);[.C73]*255-128;[.C7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4]=&quot;&quot;;&quot;&quot;;IF([.A74]&lt;=1;[.A74]*100;[.A74]))">
            <text:p/>
          </table:table-cell>
          <table:table-cell table:style-name="ce40" table:formula="of:=IF(OR([.B74]=&quot;&quot;;[.C74]=&quot;&quot;);&quot;&quot;;SQRT((IF(AND([.B74]&gt;=0;[.B74]&lt;=1);[.B74]*255-128;[.B74]))^2+(IF(AND([.C74]&gt;=0;[.C74]&lt;=1);[.C74]*255-128;[.C74]))^2))">
            <text:p/>
          </table:table-cell>
          <table:table-cell table:style-name="ce40" table:formula="of:=IF(OR([.B74]=&quot;&quot;;[.C74]=&quot;&quot;);&quot;&quot;;DEGREES(ATAN2(IF(AND([.B74]&gt;=0;[.B74]&lt;=1);[.B74]*255-128;[.B74]);IF(AND([.C74]&gt;=0;[.C74]&lt;=1);[.C74]*255-128;[.C7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5]=&quot;&quot;;&quot;&quot;;IF([.A75]&lt;=1;[.A75]*100;[.A75]))">
            <text:p/>
          </table:table-cell>
          <table:table-cell table:style-name="ce40" table:formula="of:=IF(OR([.B75]=&quot;&quot;;[.C75]=&quot;&quot;);&quot;&quot;;SQRT((IF(AND([.B75]&gt;=0;[.B75]&lt;=1);[.B75]*255-128;[.B75]))^2+(IF(AND([.C75]&gt;=0;[.C75]&lt;=1);[.C75]*255-128;[.C75]))^2))">
            <text:p/>
          </table:table-cell>
          <table:table-cell table:style-name="ce40" table:formula="of:=IF(OR([.B75]=&quot;&quot;;[.C75]=&quot;&quot;);&quot;&quot;;DEGREES(ATAN2(IF(AND([.B75]&gt;=0;[.B75]&lt;=1);[.B75]*255-128;[.B75]);IF(AND([.C75]&gt;=0;[.C75]&lt;=1);[.C75]*255-128;[.C7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6]=&quot;&quot;;&quot;&quot;;IF([.A76]&lt;=1;[.A76]*100;[.A76]))">
            <text:p/>
          </table:table-cell>
          <table:table-cell table:style-name="ce40" table:formula="of:=IF(OR([.B76]=&quot;&quot;;[.C76]=&quot;&quot;);&quot;&quot;;SQRT((IF(AND([.B76]&gt;=0;[.B76]&lt;=1);[.B76]*255-128;[.B76]))^2+(IF(AND([.C76]&gt;=0;[.C76]&lt;=1);[.C76]*255-128;[.C76]))^2))">
            <text:p/>
          </table:table-cell>
          <table:table-cell table:style-name="ce40" table:formula="of:=IF(OR([.B76]=&quot;&quot;;[.C76]=&quot;&quot;);&quot;&quot;;DEGREES(ATAN2(IF(AND([.B76]&gt;=0;[.B76]&lt;=1);[.B76]*255-128;[.B76]);IF(AND([.C76]&gt;=0;[.C76]&lt;=1);[.C76]*255-128;[.C7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7]=&quot;&quot;;&quot;&quot;;IF([.A77]&lt;=1;[.A77]*100;[.A77]))">
            <text:p/>
          </table:table-cell>
          <table:table-cell table:style-name="ce40" table:formula="of:=IF(OR([.B77]=&quot;&quot;;[.C77]=&quot;&quot;);&quot;&quot;;SQRT((IF(AND([.B77]&gt;=0;[.B77]&lt;=1);[.B77]*255-128;[.B77]))^2+(IF(AND([.C77]&gt;=0;[.C77]&lt;=1);[.C77]*255-128;[.C77]))^2))">
            <text:p/>
          </table:table-cell>
          <table:table-cell table:style-name="ce40" table:formula="of:=IF(OR([.B77]=&quot;&quot;;[.C77]=&quot;&quot;);&quot;&quot;;DEGREES(ATAN2(IF(AND([.B77]&gt;=0;[.B77]&lt;=1);[.B77]*255-128;[.B77]);IF(AND([.C77]&gt;=0;[.C77]&lt;=1);[.C77]*255-128;[.C7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8]=&quot;&quot;;&quot;&quot;;IF([.A78]&lt;=1;[.A78]*100;[.A78]))">
            <text:p/>
          </table:table-cell>
          <table:table-cell table:style-name="ce40" table:formula="of:=IF(OR([.B78]=&quot;&quot;;[.C78]=&quot;&quot;);&quot;&quot;;SQRT((IF(AND([.B78]&gt;=0;[.B78]&lt;=1);[.B78]*255-128;[.B78]))^2+(IF(AND([.C78]&gt;=0;[.C78]&lt;=1);[.C78]*255-128;[.C78]))^2))">
            <text:p/>
          </table:table-cell>
          <table:table-cell table:style-name="ce40" table:formula="of:=IF(OR([.B78]=&quot;&quot;;[.C78]=&quot;&quot;);&quot;&quot;;DEGREES(ATAN2(IF(AND([.B78]&gt;=0;[.B78]&lt;=1);[.B78]*255-128;[.B78]);IF(AND([.C78]&gt;=0;[.C78]&lt;=1);[.C78]*255-128;[.C7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79]=&quot;&quot;;&quot;&quot;;IF([.A79]&lt;=1;[.A79]*100;[.A79]))">
            <text:p/>
          </table:table-cell>
          <table:table-cell table:style-name="ce40" table:formula="of:=IF(OR([.B79]=&quot;&quot;;[.C79]=&quot;&quot;);&quot;&quot;;SQRT((IF(AND([.B79]&gt;=0;[.B79]&lt;=1);[.B79]*255-128;[.B79]))^2+(IF(AND([.C79]&gt;=0;[.C79]&lt;=1);[.C79]*255-128;[.C79]))^2))">
            <text:p/>
          </table:table-cell>
          <table:table-cell table:style-name="ce40" table:formula="of:=IF(OR([.B79]=&quot;&quot;;[.C79]=&quot;&quot;);&quot;&quot;;DEGREES(ATAN2(IF(AND([.B79]&gt;=0;[.B79]&lt;=1);[.B79]*255-128;[.B79]);IF(AND([.C79]&gt;=0;[.C79]&lt;=1);[.C79]*255-128;[.C7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0]=&quot;&quot;;&quot;&quot;;IF([.A80]&lt;=1;[.A80]*100;[.A80]))">
            <text:p/>
          </table:table-cell>
          <table:table-cell table:style-name="ce40" table:formula="of:=IF(OR([.B80]=&quot;&quot;;[.C80]=&quot;&quot;);&quot;&quot;;SQRT((IF(AND([.B80]&gt;=0;[.B80]&lt;=1);[.B80]*255-128;[.B80]))^2+(IF(AND([.C80]&gt;=0;[.C80]&lt;=1);[.C80]*255-128;[.C80]))^2))">
            <text:p/>
          </table:table-cell>
          <table:table-cell table:style-name="ce40" table:formula="of:=IF(OR([.B80]=&quot;&quot;;[.C80]=&quot;&quot;);&quot;&quot;;DEGREES(ATAN2(IF(AND([.B80]&gt;=0;[.B80]&lt;=1);[.B80]*255-128;[.B80]);IF(AND([.C80]&gt;=0;[.C80]&lt;=1);[.C80]*255-128;[.C8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1]=&quot;&quot;;&quot;&quot;;IF([.A81]&lt;=1;[.A81]*100;[.A81]))">
            <text:p/>
          </table:table-cell>
          <table:table-cell table:style-name="ce40" table:formula="of:=IF(OR([.B81]=&quot;&quot;;[.C81]=&quot;&quot;);&quot;&quot;;SQRT((IF(AND([.B81]&gt;=0;[.B81]&lt;=1);[.B81]*255-128;[.B81]))^2+(IF(AND([.C81]&gt;=0;[.C81]&lt;=1);[.C81]*255-128;[.C81]))^2))">
            <text:p/>
          </table:table-cell>
          <table:table-cell table:style-name="ce40" table:formula="of:=IF(OR([.B81]=&quot;&quot;;[.C81]=&quot;&quot;);&quot;&quot;;DEGREES(ATAN2(IF(AND([.B81]&gt;=0;[.B81]&lt;=1);[.B81]*255-128;[.B81]);IF(AND([.C81]&gt;=0;[.C81]&lt;=1);[.C81]*255-128;[.C8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2]=&quot;&quot;;&quot;&quot;;IF([.A82]&lt;=1;[.A82]*100;[.A82]))">
            <text:p/>
          </table:table-cell>
          <table:table-cell table:style-name="ce40" table:formula="of:=IF(OR([.B82]=&quot;&quot;;[.C82]=&quot;&quot;);&quot;&quot;;SQRT((IF(AND([.B82]&gt;=0;[.B82]&lt;=1);[.B82]*255-128;[.B82]))^2+(IF(AND([.C82]&gt;=0;[.C82]&lt;=1);[.C82]*255-128;[.C82]))^2))">
            <text:p/>
          </table:table-cell>
          <table:table-cell table:style-name="ce40" table:formula="of:=IF(OR([.B82]=&quot;&quot;;[.C82]=&quot;&quot;);&quot;&quot;;DEGREES(ATAN2(IF(AND([.B82]&gt;=0;[.B82]&lt;=1);[.B82]*255-128;[.B82]);IF(AND([.C82]&gt;=0;[.C82]&lt;=1);[.C82]*255-128;[.C8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3]=&quot;&quot;;&quot;&quot;;IF([.A83]&lt;=1;[.A83]*100;[.A83]))">
            <text:p/>
          </table:table-cell>
          <table:table-cell table:style-name="ce40" table:formula="of:=IF(OR([.B83]=&quot;&quot;;[.C83]=&quot;&quot;);&quot;&quot;;SQRT((IF(AND([.B83]&gt;=0;[.B83]&lt;=1);[.B83]*255-128;[.B83]))^2+(IF(AND([.C83]&gt;=0;[.C83]&lt;=1);[.C83]*255-128;[.C83]))^2))">
            <text:p/>
          </table:table-cell>
          <table:table-cell table:style-name="ce40" table:formula="of:=IF(OR([.B83]=&quot;&quot;;[.C83]=&quot;&quot;);&quot;&quot;;DEGREES(ATAN2(IF(AND([.B83]&gt;=0;[.B83]&lt;=1);[.B83]*255-128;[.B83]);IF(AND([.C83]&gt;=0;[.C83]&lt;=1);[.C83]*255-128;[.C8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4]=&quot;&quot;;&quot;&quot;;IF([.A84]&lt;=1;[.A84]*100;[.A84]))">
            <text:p/>
          </table:table-cell>
          <table:table-cell table:style-name="ce40" table:formula="of:=IF(OR([.B84]=&quot;&quot;;[.C84]=&quot;&quot;);&quot;&quot;;SQRT((IF(AND([.B84]&gt;=0;[.B84]&lt;=1);[.B84]*255-128;[.B84]))^2+(IF(AND([.C84]&gt;=0;[.C84]&lt;=1);[.C84]*255-128;[.C84]))^2))">
            <text:p/>
          </table:table-cell>
          <table:table-cell table:style-name="ce40" table:formula="of:=IF(OR([.B84]=&quot;&quot;;[.C84]=&quot;&quot;);&quot;&quot;;DEGREES(ATAN2(IF(AND([.B84]&gt;=0;[.B84]&lt;=1);[.B84]*255-128;[.B84]);IF(AND([.C84]&gt;=0;[.C84]&lt;=1);[.C84]*255-128;[.C8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5]=&quot;&quot;;&quot;&quot;;IF([.A85]&lt;=1;[.A85]*100;[.A85]))">
            <text:p/>
          </table:table-cell>
          <table:table-cell table:style-name="ce40" table:formula="of:=IF(OR([.B85]=&quot;&quot;;[.C85]=&quot;&quot;);&quot;&quot;;SQRT((IF(AND([.B85]&gt;=0;[.B85]&lt;=1);[.B85]*255-128;[.B85]))^2+(IF(AND([.C85]&gt;=0;[.C85]&lt;=1);[.C85]*255-128;[.C85]))^2))">
            <text:p/>
          </table:table-cell>
          <table:table-cell table:style-name="ce40" table:formula="of:=IF(OR([.B85]=&quot;&quot;;[.C85]=&quot;&quot;);&quot;&quot;;DEGREES(ATAN2(IF(AND([.B85]&gt;=0;[.B85]&lt;=1);[.B85]*255-128;[.B85]);IF(AND([.C85]&gt;=0;[.C85]&lt;=1);[.C85]*255-128;[.C8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6]=&quot;&quot;;&quot;&quot;;IF([.A86]&lt;=1;[.A86]*100;[.A86]))">
            <text:p/>
          </table:table-cell>
          <table:table-cell table:style-name="ce40" table:formula="of:=IF(OR([.B86]=&quot;&quot;;[.C86]=&quot;&quot;);&quot;&quot;;SQRT((IF(AND([.B86]&gt;=0;[.B86]&lt;=1);[.B86]*255-128;[.B86]))^2+(IF(AND([.C86]&gt;=0;[.C86]&lt;=1);[.C86]*255-128;[.C86]))^2))">
            <text:p/>
          </table:table-cell>
          <table:table-cell table:style-name="ce40" table:formula="of:=IF(OR([.B86]=&quot;&quot;;[.C86]=&quot;&quot;);&quot;&quot;;DEGREES(ATAN2(IF(AND([.B86]&gt;=0;[.B86]&lt;=1);[.B86]*255-128;[.B86]);IF(AND([.C86]&gt;=0;[.C86]&lt;=1);[.C86]*255-128;[.C8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7]=&quot;&quot;;&quot;&quot;;IF([.A87]&lt;=1;[.A87]*100;[.A87]))">
            <text:p/>
          </table:table-cell>
          <table:table-cell table:style-name="ce40" table:formula="of:=IF(OR([.B87]=&quot;&quot;;[.C87]=&quot;&quot;);&quot;&quot;;SQRT((IF(AND([.B87]&gt;=0;[.B87]&lt;=1);[.B87]*255-128;[.B87]))^2+(IF(AND([.C87]&gt;=0;[.C87]&lt;=1);[.C87]*255-128;[.C87]))^2))">
            <text:p/>
          </table:table-cell>
          <table:table-cell table:style-name="ce40" table:formula="of:=IF(OR([.B87]=&quot;&quot;;[.C87]=&quot;&quot;);&quot;&quot;;DEGREES(ATAN2(IF(AND([.B87]&gt;=0;[.B87]&lt;=1);[.B87]*255-128;[.B87]);IF(AND([.C87]&gt;=0;[.C87]&lt;=1);[.C87]*255-128;[.C8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8]=&quot;&quot;;&quot;&quot;;IF([.A88]&lt;=1;[.A88]*100;[.A88]))">
            <text:p/>
          </table:table-cell>
          <table:table-cell table:style-name="ce40" table:formula="of:=IF(OR([.B88]=&quot;&quot;;[.C88]=&quot;&quot;);&quot;&quot;;SQRT((IF(AND([.B88]&gt;=0;[.B88]&lt;=1);[.B88]*255-128;[.B88]))^2+(IF(AND([.C88]&gt;=0;[.C88]&lt;=1);[.C88]*255-128;[.C88]))^2))">
            <text:p/>
          </table:table-cell>
          <table:table-cell table:style-name="ce40" table:formula="of:=IF(OR([.B88]=&quot;&quot;;[.C88]=&quot;&quot;);&quot;&quot;;DEGREES(ATAN2(IF(AND([.B88]&gt;=0;[.B88]&lt;=1);[.B88]*255-128;[.B88]);IF(AND([.C88]&gt;=0;[.C88]&lt;=1);[.C88]*255-128;[.C8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89]=&quot;&quot;;&quot;&quot;;IF([.A89]&lt;=1;[.A89]*100;[.A89]))">
            <text:p/>
          </table:table-cell>
          <table:table-cell table:style-name="ce40" table:formula="of:=IF(OR([.B89]=&quot;&quot;;[.C89]=&quot;&quot;);&quot;&quot;;SQRT((IF(AND([.B89]&gt;=0;[.B89]&lt;=1);[.B89]*255-128;[.B89]))^2+(IF(AND([.C89]&gt;=0;[.C89]&lt;=1);[.C89]*255-128;[.C89]))^2))">
            <text:p/>
          </table:table-cell>
          <table:table-cell table:style-name="ce40" table:formula="of:=IF(OR([.B89]=&quot;&quot;;[.C89]=&quot;&quot;);&quot;&quot;;DEGREES(ATAN2(IF(AND([.B89]&gt;=0;[.B89]&lt;=1);[.B89]*255-128;[.B89]);IF(AND([.C89]&gt;=0;[.C89]&lt;=1);[.C89]*255-128;[.C8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0]=&quot;&quot;;&quot;&quot;;IF([.A90]&lt;=1;[.A90]*100;[.A90]))">
            <text:p/>
          </table:table-cell>
          <table:table-cell table:style-name="ce40" table:formula="of:=IF(OR([.B90]=&quot;&quot;;[.C90]=&quot;&quot;);&quot;&quot;;SQRT((IF(AND([.B90]&gt;=0;[.B90]&lt;=1);[.B90]*255-128;[.B90]))^2+(IF(AND([.C90]&gt;=0;[.C90]&lt;=1);[.C90]*255-128;[.C90]))^2))">
            <text:p/>
          </table:table-cell>
          <table:table-cell table:style-name="ce40" table:formula="of:=IF(OR([.B90]=&quot;&quot;;[.C90]=&quot;&quot;);&quot;&quot;;DEGREES(ATAN2(IF(AND([.B90]&gt;=0;[.B90]&lt;=1);[.B90]*255-128;[.B90]);IF(AND([.C90]&gt;=0;[.C90]&lt;=1);[.C90]*255-128;[.C9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1]=&quot;&quot;;&quot;&quot;;IF([.A91]&lt;=1;[.A91]*100;[.A91]))">
            <text:p/>
          </table:table-cell>
          <table:table-cell table:style-name="ce40" table:formula="of:=IF(OR([.B91]=&quot;&quot;;[.C91]=&quot;&quot;);&quot;&quot;;SQRT((IF(AND([.B91]&gt;=0;[.B91]&lt;=1);[.B91]*255-128;[.B91]))^2+(IF(AND([.C91]&gt;=0;[.C91]&lt;=1);[.C91]*255-128;[.C91]))^2))">
            <text:p/>
          </table:table-cell>
          <table:table-cell table:style-name="ce40" table:formula="of:=IF(OR([.B91]=&quot;&quot;;[.C91]=&quot;&quot;);&quot;&quot;;DEGREES(ATAN2(IF(AND([.B91]&gt;=0;[.B91]&lt;=1);[.B91]*255-128;[.B91]);IF(AND([.C91]&gt;=0;[.C91]&lt;=1);[.C91]*255-128;[.C9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2]=&quot;&quot;;&quot;&quot;;IF([.A92]&lt;=1;[.A92]*100;[.A92]))">
            <text:p/>
          </table:table-cell>
          <table:table-cell table:style-name="ce40" table:formula="of:=IF(OR([.B92]=&quot;&quot;;[.C92]=&quot;&quot;);&quot;&quot;;SQRT((IF(AND([.B92]&gt;=0;[.B92]&lt;=1);[.B92]*255-128;[.B92]))^2+(IF(AND([.C92]&gt;=0;[.C92]&lt;=1);[.C92]*255-128;[.C92]))^2))">
            <text:p/>
          </table:table-cell>
          <table:table-cell table:style-name="ce40" table:formula="of:=IF(OR([.B92]=&quot;&quot;;[.C92]=&quot;&quot;);&quot;&quot;;DEGREES(ATAN2(IF(AND([.B92]&gt;=0;[.B92]&lt;=1);[.B92]*255-128;[.B92]);IF(AND([.C92]&gt;=0;[.C92]&lt;=1);[.C92]*255-128;[.C92]))))">
            <text:p/>
          </table:table-cell>
          <table:table-cell/>
          <table:table-cell/>
          <table:table-cell/>
        </table:table-row>
        <table:table-row table:style-name="ro1">
          <table:table-cell table:style-name="ce12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3]=&quot;&quot;;&quot;&quot;;IF([.A93]&lt;=1;[.A93]*100;[.A93]))">
            <text:p/>
          </table:table-cell>
          <table:table-cell table:style-name="ce40" table:formula="of:=IF(OR([.B93]=&quot;&quot;;[.C93]=&quot;&quot;);&quot;&quot;;SQRT((IF(AND([.B93]&gt;=0;[.B93]&lt;=1);[.B93]*255-128;[.B93]))^2+(IF(AND([.C93]&gt;=0;[.C93]&lt;=1);[.C93]*255-128;[.C93]))^2))">
            <text:p/>
          </table:table-cell>
          <table:table-cell table:style-name="ce40" table:formula="of:=IF(OR([.B93]=&quot;&quot;;[.C93]=&quot;&quot;);&quot;&quot;;DEGREES(ATAN2(IF(AND([.B93]&gt;=0;[.B93]&lt;=1);[.B93]*255-128;[.B93]);IF(AND([.C93]&gt;=0;[.C93]&lt;=1);[.C93]*255-128;[.C9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4]=&quot;&quot;;&quot;&quot;;IF([.A94]&lt;=1;[.A94]*100;[.A94]))">
            <text:p/>
          </table:table-cell>
          <table:table-cell table:style-name="ce40" table:formula="of:=IF(OR([.B94]=&quot;&quot;;[.C94]=&quot;&quot;);&quot;&quot;;SQRT((IF(AND([.B94]&gt;=0;[.B94]&lt;=1);[.B94]*255-128;[.B94]))^2+(IF(AND([.C94]&gt;=0;[.C94]&lt;=1);[.C94]*255-128;[.C94]))^2))">
            <text:p/>
          </table:table-cell>
          <table:table-cell table:style-name="ce40" table:formula="of:=IF(OR([.B94]=&quot;&quot;;[.C94]=&quot;&quot;);&quot;&quot;;DEGREES(ATAN2(IF(AND([.B94]&gt;=0;[.B94]&lt;=1);[.B94]*255-128;[.B94]);IF(AND([.C94]&gt;=0;[.C94]&lt;=1);[.C94]*255-128;[.C9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5]=&quot;&quot;;&quot;&quot;;IF([.A95]&lt;=1;[.A95]*100;[.A95]))">
            <text:p/>
          </table:table-cell>
          <table:table-cell table:style-name="ce40" table:formula="of:=IF(OR([.B95]=&quot;&quot;;[.C95]=&quot;&quot;);&quot;&quot;;SQRT((IF(AND([.B95]&gt;=0;[.B95]&lt;=1);[.B95]*255-128;[.B95]))^2+(IF(AND([.C95]&gt;=0;[.C95]&lt;=1);[.C95]*255-128;[.C95]))^2))">
            <text:p/>
          </table:table-cell>
          <table:table-cell table:style-name="ce40" table:formula="of:=IF(OR([.B95]=&quot;&quot;;[.C95]=&quot;&quot;);&quot;&quot;;DEGREES(ATAN2(IF(AND([.B95]&gt;=0;[.B95]&lt;=1);[.B95]*255-128;[.B95]);IF(AND([.C95]&gt;=0;[.C95]&lt;=1);[.C95]*255-128;[.C9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6]=&quot;&quot;;&quot;&quot;;IF([.A96]&lt;=1;[.A96]*100;[.A96]))">
            <text:p/>
          </table:table-cell>
          <table:table-cell table:style-name="ce40" table:formula="of:=IF(OR([.B96]=&quot;&quot;;[.C96]=&quot;&quot;);&quot;&quot;;SQRT((IF(AND([.B96]&gt;=0;[.B96]&lt;=1);[.B96]*255-128;[.B96]))^2+(IF(AND([.C96]&gt;=0;[.C96]&lt;=1);[.C96]*255-128;[.C96]))^2))">
            <text:p/>
          </table:table-cell>
          <table:table-cell table:style-name="ce40" table:formula="of:=IF(OR([.B96]=&quot;&quot;;[.C96]=&quot;&quot;);&quot;&quot;;DEGREES(ATAN2(IF(AND([.B96]&gt;=0;[.B96]&lt;=1);[.B96]*255-128;[.B96]);IF(AND([.C96]&gt;=0;[.C96]&lt;=1);[.C96]*255-128;[.C96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7]=&quot;&quot;;&quot;&quot;;IF([.A97]&lt;=1;[.A97]*100;[.A97]))">
            <text:p/>
          </table:table-cell>
          <table:table-cell table:style-name="ce40" table:formula="of:=IF(OR([.B97]=&quot;&quot;;[.C97]=&quot;&quot;);&quot;&quot;;SQRT((IF(AND([.B97]&gt;=0;[.B97]&lt;=1);[.B97]*255-128;[.B97]))^2+(IF(AND([.C97]&gt;=0;[.C97]&lt;=1);[.C97]*255-128;[.C97]))^2))">
            <text:p/>
          </table:table-cell>
          <table:table-cell table:style-name="ce40" table:formula="of:=IF(OR([.B97]=&quot;&quot;;[.C97]=&quot;&quot;);&quot;&quot;;DEGREES(ATAN2(IF(AND([.B97]&gt;=0;[.B97]&lt;=1);[.B97]*255-128;[.B97]);IF(AND([.C97]&gt;=0;[.C97]&lt;=1);[.C97]*255-128;[.C97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8]=&quot;&quot;;&quot;&quot;;IF([.A98]&lt;=1;[.A98]*100;[.A98]))">
            <text:p/>
          </table:table-cell>
          <table:table-cell table:style-name="ce40" table:formula="of:=IF(OR([.B98]=&quot;&quot;;[.C98]=&quot;&quot;);&quot;&quot;;SQRT((IF(AND([.B98]&gt;=0;[.B98]&lt;=1);[.B98]*255-128;[.B98]))^2+(IF(AND([.C98]&gt;=0;[.C98]&lt;=1);[.C98]*255-128;[.C98]))^2))">
            <text:p/>
          </table:table-cell>
          <table:table-cell table:style-name="ce40" table:formula="of:=IF(OR([.B98]=&quot;&quot;;[.C98]=&quot;&quot;);&quot;&quot;;DEGREES(ATAN2(IF(AND([.B98]&gt;=0;[.B98]&lt;=1);[.B98]*255-128;[.B98]);IF(AND([.C98]&gt;=0;[.C98]&lt;=1);[.C98]*255-128;[.C98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99]=&quot;&quot;;&quot;&quot;;IF([.A99]&lt;=1;[.A99]*100;[.A99]))">
            <text:p/>
          </table:table-cell>
          <table:table-cell table:style-name="ce40" table:formula="of:=IF(OR([.B99]=&quot;&quot;;[.C99]=&quot;&quot;);&quot;&quot;;SQRT((IF(AND([.B99]&gt;=0;[.B99]&lt;=1);[.B99]*255-128;[.B99]))^2+(IF(AND([.C99]&gt;=0;[.C99]&lt;=1);[.C99]*255-128;[.C99]))^2))">
            <text:p/>
          </table:table-cell>
          <table:table-cell table:style-name="ce40" table:formula="of:=IF(OR([.B99]=&quot;&quot;;[.C99]=&quot;&quot;);&quot;&quot;;DEGREES(ATAN2(IF(AND([.B99]&gt;=0;[.B99]&lt;=1);[.B99]*255-128;[.B99]);IF(AND([.C99]&gt;=0;[.C99]&lt;=1);[.C99]*255-128;[.C99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0]=&quot;&quot;;&quot;&quot;;IF([.A100]&lt;=1;[.A100]*100;[.A100]))">
            <text:p/>
          </table:table-cell>
          <table:table-cell table:style-name="ce40" table:formula="of:=IF(OR([.B100]=&quot;&quot;;[.C100]=&quot;&quot;);&quot;&quot;;SQRT((IF(AND([.B100]&gt;=0;[.B100]&lt;=1);[.B100]*255-128;[.B100]))^2+(IF(AND([.C100]&gt;=0;[.C100]&lt;=1);[.C100]*255-128;[.C100]))^2))">
            <text:p/>
          </table:table-cell>
          <table:table-cell table:style-name="ce40" table:formula="of:=IF(OR([.B100]=&quot;&quot;;[.C100]=&quot;&quot;);&quot;&quot;;DEGREES(ATAN2(IF(AND([.B100]&gt;=0;[.B100]&lt;=1);[.B100]*255-128;[.B100]);IF(AND([.C100]&gt;=0;[.C100]&lt;=1);[.C100]*255-128;[.C100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1]=&quot;&quot;;&quot;&quot;;IF([.A101]&lt;=1;[.A101]*100;[.A101]))">
            <text:p/>
          </table:table-cell>
          <table:table-cell table:style-name="ce40" table:formula="of:=IF(OR([.B101]=&quot;&quot;;[.C101]=&quot;&quot;);&quot;&quot;;SQRT((IF(AND([.B101]&gt;=0;[.B101]&lt;=1);[.B101]*255-128;[.B101]))^2+(IF(AND([.C101]&gt;=0;[.C101]&lt;=1);[.C101]*255-128;[.C101]))^2))">
            <text:p/>
          </table:table-cell>
          <table:table-cell table:style-name="ce40" table:formula="of:=IF(OR([.B101]=&quot;&quot;;[.C101]=&quot;&quot;);&quot;&quot;;DEGREES(ATAN2(IF(AND([.B101]&gt;=0;[.B101]&lt;=1);[.B101]*255-128;[.B101]);IF(AND([.C101]&gt;=0;[.C101]&lt;=1);[.C101]*255-128;[.C101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2]=&quot;&quot;;&quot;&quot;;IF([.A102]&lt;=1;[.A102]*100;[.A102]))">
            <text:p/>
          </table:table-cell>
          <table:table-cell table:style-name="ce40" table:formula="of:=IF(OR([.B102]=&quot;&quot;;[.C102]=&quot;&quot;);&quot;&quot;;SQRT((IF(AND([.B102]&gt;=0;[.B102]&lt;=1);[.B102]*255-128;[.B102]))^2+(IF(AND([.C102]&gt;=0;[.C102]&lt;=1);[.C102]*255-128;[.C102]))^2))">
            <text:p/>
          </table:table-cell>
          <table:table-cell table:style-name="ce40" table:formula="of:=IF(OR([.B102]=&quot;&quot;;[.C102]=&quot;&quot;);&quot;&quot;;DEGREES(ATAN2(IF(AND([.B102]&gt;=0;[.B102]&lt;=1);[.B102]*255-128;[.B102]);IF(AND([.C102]&gt;=0;[.C102]&lt;=1);[.C102]*255-128;[.C102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3]=&quot;&quot;;&quot;&quot;;IF([.A103]&lt;=1;[.A103]*100;[.A103]))">
            <text:p/>
          </table:table-cell>
          <table:table-cell table:style-name="ce40" table:formula="of:=IF(OR([.B103]=&quot;&quot;;[.C103]=&quot;&quot;);&quot;&quot;;SQRT((IF(AND([.B103]&gt;=0;[.B103]&lt;=1);[.B103]*255-128;[.B103]))^2+(IF(AND([.C103]&gt;=0;[.C103]&lt;=1);[.C103]*255-128;[.C103]))^2))">
            <text:p/>
          </table:table-cell>
          <table:table-cell table:style-name="ce40" table:formula="of:=IF(OR([.B103]=&quot;&quot;;[.C103]=&quot;&quot;);&quot;&quot;;DEGREES(ATAN2(IF(AND([.B103]&gt;=0;[.B103]&lt;=1);[.B103]*255-128;[.B103]);IF(AND([.C103]&gt;=0;[.C103]&lt;=1);[.C103]*255-128;[.C103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4]=&quot;&quot;;&quot;&quot;;IF([.A104]&lt;=1;[.A104]*100;[.A104]))">
            <text:p/>
          </table:table-cell>
          <table:table-cell table:style-name="ce40" table:formula="of:=IF(OR([.B104]=&quot;&quot;;[.C104]=&quot;&quot;);&quot;&quot;;SQRT((IF(AND([.B104]&gt;=0;[.B104]&lt;=1);[.B104]*255-128;[.B104]))^2+(IF(AND([.C104]&gt;=0;[.C104]&lt;=1);[.C104]*255-128;[.C104]))^2))">
            <text:p/>
          </table:table-cell>
          <table:table-cell table:style-name="ce40" table:formula="of:=IF(OR([.B104]=&quot;&quot;;[.C104]=&quot;&quot;);&quot;&quot;;DEGREES(ATAN2(IF(AND([.B104]&gt;=0;[.B104]&lt;=1);[.B104]*255-128;[.B104]);IF(AND([.C104]&gt;=0;[.C104]&lt;=1);[.C104]*255-128;[.C104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 table:style-name="ce8" table:content-validation-name="val1"/>
          <table:table-cell table:style-name="ce30" table:content-validation-name="val2"/>
          <table:table-cell/>
          <table:table-cell/>
          <table:table-cell/>
          <table:table-cell table:style-name="ce33"/>
          <table:table-cell/>
          <table:table-cell table:style-name="ce37" table:formula="of:=IF([.A105]=&quot;&quot;;&quot;&quot;;IF([.A105]&lt;=1;[.A105]*100;[.A105]))">
            <text:p/>
          </table:table-cell>
          <table:table-cell table:style-name="ce40" table:formula="of:=IF(OR([.B105]=&quot;&quot;;[.C105]=&quot;&quot;);&quot;&quot;;SQRT((IF(AND([.B105]&gt;=0;[.B105]&lt;=1);[.B105]*255-128;[.B105]))^2+(IF(AND([.C105]&gt;=0;[.C105]&lt;=1);[.C105]*255-128;[.C105]))^2))">
            <text:p/>
          </table:table-cell>
          <table:table-cell table:style-name="ce40" table:formula="of:=IF(OR([.B105]=&quot;&quot;;[.C105]=&quot;&quot;);&quot;&quot;;DEGREES(ATAN2(IF(AND([.B105]&gt;=0;[.B105]&lt;=1);[.B105]*255-128;[.B105]);IF(AND([.C105]&gt;=0;[.C105]&lt;=1);[.C105]*255-128;[.C105]))))">
            <text:p/>
          </table:table-cell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4"/>
          <table:table-cell table:style-name="ce14"/>
          <table:table-cell table:style-name="ce14"/>
          <table:table-cell table:style-name="ce24"/>
          <table:table-cell table:style-name="ce2"/>
          <table:table-cell table:style-name="ce2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26"/>
          <table:table-cell table:style-name="ce2"/>
          <table:table-cell table:style-name="ce2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26"/>
          <table:table-cell table:style-name="ce2"/>
          <table:table-cell table:style-name="ce2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2" table:style-name="ta1">
        <table:table-column table:style-name="co1" table:number-columns-repeated="3" table:default-cell-style-name="ce14"/>
        <table:table-row table:style-name="ro2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2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2">
          <table:table-cell table:style-name="ce54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2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2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2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2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2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2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2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2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2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2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2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I105" table:contains-header="false">
          <table:sort>
            <table:sort-by table:field-number="4" table:data-type="automatic"/>
          </table:sort>
        </table:database-range>
      </table:database-ranges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number:number-style style:name="N10130" number:language="en" number:country="US" loext:transliteration-spellout="capitalize cardina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4:19:22.31079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9T15:24:37.987857</dc:date>
    <meta:editing-duration>P1DT2H20M31S</meta:editing-duration>
    <meta:editing-cycles>423</meta:editing-cycles>
    <meta:generator>http://pypi.python.org/pypi/ezodf/0.1.0$Python3.12.4 (v3.12.4:8e8a4baf65, Jun  6 2024, 17:33:18) [Clang 13.0.0 (clang-1300.0.29.30)]</meta:generator>
    <meta:document-statistic meta:table-count="2" meta:cell-count="377" meta:object-count="0"/>
  </office:meta>
</office:document-meta>
</file>